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opperplate Gothic Bold" fo:font-size="14pt" style:font-size-asian="14pt" style:font-name-complex="Copperplate Gothic Bold" style:font-size-complex="14pt"/>
    </style:style>
    <style:style style:name="P3" style:family="paragraph" style:parent-style-name="Standard">
      <style:paragraph-properties fo:orphans="2" fo:widows="2" style:writing-mode="lr-tb"/>
    </style:style>
    <style:style style:name="P4" style:family="paragraph" style:parent-style-name="cortitre3">
      <style:paragraph-properties fo:orphans="2" fo:widows="2" style:writing-mode="lr-tb"/>
    </style:style>
    <style:style style:name="P5" style:family="paragraph" style:parent-style-name="Normal_20__28_Web_29_">
      <style:paragraph-properties fo:background-color="#ffffff">
        <style:background-image/>
      </style:paragraph-properties>
    </style:style>
    <style:style style:name="P6" style:family="paragraph" style:parent-style-name="cortitre3">
      <style:paragraph-properties fo:background-color="#ffffff">
        <style:background-image/>
      </style:paragraph-properties>
    </style:style>
    <style:style style:name="P7" style:family="paragraph" style:parent-style-name="cortitre3">
      <style:paragraph-properties fo:background-color="#ffffff">
        <style:background-image/>
      </style:paragraph-properties>
      <style:text-properties fo:color="#000000" style:font-name="Arial" fo:font-size="10pt" style:font-size-asian="10pt" style:font-name-complex="Arial" style:font-size-complex="10pt"/>
    </style:style>
    <style:style style:name="P8" style:family="paragraph" style:parent-style-name="cortitre3">
      <style:paragraph-properties fo:background-color="#ffffff">
        <style:background-image/>
      </style:paragraph-properties>
      <style:text-properties fo:color="#000000" style:font-name="Arial" fo:font-size="10pt" fo:language="zxx" fo:country="none" style:font-size-asian="10pt" style:language-asian="zxx" style:country-asian="none" style:font-name-complex="Arial" style:font-size-complex="10pt"/>
    </style:style>
    <style:style style:name="P9" style:family="paragraph" style:parent-style-name="cortitre3">
      <style:paragraph-properties fo:orphans="2" fo:widows="2" fo:background-color="#ffffff" style:writing-mode="lr-tb">
        <style:background-image/>
      </style:paragraph-properties>
    </style:style>
    <style:style style:name="P10" style:family="paragraph" style:parent-style-name="cornormal">
      <style:paragraph-properties fo:background-color="#ffffff">
        <style:background-image/>
      </style:paragraph-properties>
    </style:style>
    <style:style style:name="P11" style:family="paragraph" style:parent-style-name="cornormal">
      <style:paragraph-properties fo:background-color="#ffffff">
        <style:background-image/>
      </style:paragraph-properties>
      <style:text-properties fo:color="#000000" style:font-name="Arial" fo:font-size="10pt" style:font-size-asian="10pt" style:font-name-complex="Arial" style:font-size-complex="10pt"/>
    </style:style>
    <style:style style:name="P12" style:family="paragraph" style:parent-style-name="cortitre3">
      <style:paragraph-properties fo:margin-left="0cm" fo:margin-right="0cm" fo:text-indent="1.249cm" style:auto-text-indent="false" fo:background-color="#ffffff">
        <style:background-image/>
      </style:paragraph-properties>
    </style:style>
    <style:style style:name="P13" style:family="paragraph" style:parent-style-name="cortitre3">
      <style:paragraph-properties fo:margin-left="1.259cm" fo:margin-right="0cm" fo:line-height="150%" fo:text-indent="0cm" style:auto-text-indent="false" fo:background-color="#ffffff">
        <style:background-image/>
      </style:paragraph-properties>
      <style:text-properties fo:color="#000000" style:font-name="Arial" fo:font-size="10pt" style:font-size-asian="10pt" style:font-name-complex="Arial" style:font-size-complex="10pt"/>
    </style:style>
    <style:style style:name="P14" style:family="paragraph" style:parent-style-name="cortitre3">
      <style:paragraph-properties fo:margin-left="1.27cm" fo:margin-right="0cm" fo:text-indent="0cm" style:auto-text-indent="false" fo:background-color="#ffffff">
        <style:background-image/>
      </style:paragraph-properties>
    </style:style>
    <style:style style:name="P15" style:family="paragraph" style:parent-style-name="cortitre3">
      <style:paragraph-properties fo:margin-left="1.27cm" fo:margin-right="0cm" fo:line-height="150%" fo:text-indent="0cm" style:auto-text-indent="false" fo:background-color="#ffffff">
        <style:background-image/>
      </style:paragraph-properties>
    </style:style>
    <style:style style:name="P16" style:family="paragraph" style:parent-style-name="cortitre3">
      <style:paragraph-properties fo:margin-left="1.27cm" fo:margin-right="0cm" fo:text-indent="0cm" style:auto-text-indent="false" fo:background-color="#ffffff">
        <style:background-image/>
      </style:paragraph-properties>
      <style:text-properties fo:color="#000000" style:font-name="Arial" fo:font-size="10pt" style:font-size-asian="10pt" style:font-name-complex="Arial" style:font-size-complex="10pt"/>
    </style:style>
    <style:style style:name="P17" style:family="paragraph" style:parent-style-name="cortitre3">
      <style:paragraph-properties fo:margin-left="1.27cm" fo:margin-right="0cm" fo:line-height="150%" fo:text-indent="0cm" style:auto-text-indent="false" fo:background-color="#ffffff">
        <style:background-image/>
      </style:paragraph-properties>
      <style:text-properties fo:color="#000000" style:font-name="Arial" fo:font-size="10pt" style:font-name-asian="Arial" style:font-size-asian="10pt" style:font-name-complex="Arial" style:font-size-complex="10pt"/>
    </style:style>
    <style:style style:name="P18" style:family="paragraph" style:parent-style-name="cortitre3">
      <style:paragraph-properties fo:margin-left="1.27cm" fo:margin-right="0cm" fo:margin-top="0.494cm" fo:margin-bottom="0.423cm" fo:line-height="150%" fo:text-indent="0cm" style:auto-text-indent="false" fo:background-color="#ffffff">
        <style:background-image/>
      </style:paragraph-properties>
      <style:text-properties fo:color="#000000" style:font-name="Arial" fo:font-size="10pt" style:font-name-asian="Arial" style:font-size-asian="10pt" style:font-name-complex="Arial" style:font-size-complex="10pt"/>
    </style:style>
    <style:style style:name="P19" style:family="paragraph" style:parent-style-name="cortitre3">
      <style:paragraph-properties fo:margin-top="0.494cm" fo:margin-bottom="0.423cm" fo:background-color="#ffffff">
        <style:background-image/>
      </style:paragraph-properties>
    </style:style>
    <style:style style:name="P20" style:family="paragraph" style:parent-style-name="cortitre3">
      <style:paragraph-properties fo:margin-top="0.494cm" fo:margin-bottom="0.423cm" fo:background-color="#ffffff">
        <style:background-image/>
      </style:paragraph-properties>
      <style:text-properties fo:color="#000000" style:font-name="Arial" fo:font-size="10pt" style:font-size-asian="10pt" style:font-name-complex="Arial" style:font-size-complex="10pt"/>
    </style:style>
    <style:style style:name="P21" style:family="paragraph" style:parent-style-name="cortitre3">
      <style:paragraph-properties fo:margin-top="0.494cm" fo:margin-bottom="0.423cm" fo:orphans="2" fo:widows="2" fo:background-color="#ffffff" style:writing-mode="lr-tb">
        <style:background-image/>
      </style:paragraph-properties>
      <style:text-properties fo:color="#000000" style:font-name="Arial" fo:font-size="10pt" style:font-size-asian="10pt" style:font-name-complex="Arial" style:font-size-complex="10pt"/>
    </style:style>
    <style:style style:name="P22" style:family="paragraph" style:parent-style-name="cortitre3">
      <style:paragraph-properties fo:break-before="page" fo:background-color="#ffffff">
        <style:background-image/>
      </style:paragraph-properties>
      <style:text-properties fo:color="#000000" style:font-name="Arial" fo:font-size="10pt" style:font-size-asian="10pt" style:font-name-complex="Arial" style:font-size-complex="10pt"/>
    </style:style>
    <style:style style:name="P23" style:family="paragraph" style:parent-style-name="cornormal">
      <style:paragraph-properties fo:break-before="page" fo:background-color="#ffffff">
        <style:background-image/>
      </style:paragraph-properties>
      <style:text-properties fo:color="#000000" style:font-name="Arial" fo:font-size="10pt" style:font-size-asian="10pt" style:font-name-complex="Arial" style:font-size-complex="10pt"/>
    </style:style>
    <style:style style:name="P24" style:family="paragraph" style:parent-style-name="cortitre3">
      <style:paragraph-properties fo:margin-left="0cm" fo:margin-right="0cm" fo:text-indent="0cm" style:auto-text-indent="false" fo:background-color="#ffffff">
        <style:background-image/>
      </style:paragraph-properties>
      <style:text-properties fo:color="#000000" style:font-name="Arial" fo:font-size="10pt" style:font-size-asian="10pt" style:font-name-complex="Arial" style:font-size-complex="10pt"/>
    </style:style>
    <style:style style:name="P25" style:family="paragraph" style:parent-style-name="Standard">
      <style:paragraph-properties fo:orphans="2" fo:widows="2" style:writing-mode="lr-tb"/>
      <style:text-properties fo:color="#9900cc" style:font-name="Arial" fo:font-size="12pt" fo:language="fr" fo:country="FR" style:font-name-asian="Times New Roman" style:font-size-asian="12pt" style:font-name-complex="Arial" style:font-size-complex="12pt" style:language-complex="ar" style:country-complex="SA"/>
    </style:style>
    <style:style style:name="P26" style:family="paragraph" style:parent-style-name="cortitre3" style:master-page-name="Standard">
      <style:paragraph-properties fo:margin-top="0cm" fo:margin-bottom="0.494cm" style:page-number="auto" fo:background-color="#ffffff">
        <style:background-image/>
      </style:paragraph-properties>
      <style:text-properties fo:color="#000000" style:font-name="Arial" fo:font-size="10pt" style:font-size-asian="10pt" style:font-name-complex="Arial" style:font-size-complex="10pt"/>
    </style:style>
    <style:style style:name="P27" style:family="paragraph" style:parent-style-name="cortitre3">
      <style:text-properties fo:color="#9900cc" style:font-name="Arial" style:font-name-complex="Arial"/>
    </style:style>
    <style:style style:name="P28" style:family="paragraph" style:parent-style-name="cortitre3">
      <style:paragraph-properties fo:margin-top="0.494cm" fo:margin-bottom="0.423cm" fo:orphans="2" fo:widows="2" fo:background-color="#ffffff" style:writing-mode="lr-tb">
        <style:background-image/>
      </style:paragraph-properties>
      <style:text-properties fo:color="#000000" style:font-name="Arial" fo:font-size="10pt" fo:font-weight="bold" style:font-size-asian="10pt" style:font-weight-asian="bold" style:font-name-complex="Arial" style:font-size-complex="10pt" style:font-weight-complex="bold"/>
    </style:style>
    <style:style style:name="P29" style:family="paragraph" style:parent-style-name="cortitre3">
      <style:paragraph-properties fo:margin-top="0.494cm" fo:margin-bottom="0.423cm" fo:background-color="#ffffff">
        <style:background-image/>
      </style:paragraph-properties>
      <style:text-properties fo:color="#000000" style:font-name="Arial" fo:font-size="10pt" style:font-size-asian="10pt" style:font-name-complex="Arial" style:font-size-complex="10pt"/>
    </style:style>
    <style:style style:name="P30" style:family="paragraph" style:parent-style-name="cortitre3">
      <style:paragraph-properties fo:margin-top="0.494cm" fo:margin-bottom="0.423cm" fo:line-height="150%" fo:background-color="#ffffff">
        <style:background-image/>
      </style:paragraph-properties>
    </style:style>
    <style:style style:name="P31" style:family="paragraph" style:parent-style-name="cortitre3">
      <style:paragraph-properties fo:margin-top="0.494cm" fo:margin-bottom="0.423cm" fo:line-height="150%" fo:background-color="#ffffff">
        <style:background-image/>
      </style:paragraph-properties>
      <style:text-properties fo:font-style="italic" style:font-style-asian="italic" style:font-style-complex="italic"/>
    </style:style>
    <style:style style:name="P32" style:family="paragraph" style:parent-style-name="cortitre3">
      <style:paragraph-properties fo:margin-top="0.494cm" fo:margin-bottom="0.423cm" fo:break-before="page" fo:background-color="#ffffff">
        <style:background-image/>
      </style:paragraph-properties>
      <style:text-properties fo:color="#9900cc"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33" style:family="paragraph" style:parent-style-name="cortitre3" style:list-style-name="WW8Num1">
      <style:paragraph-properties fo:margin-left="1.259cm" fo:margin-right="0cm" fo:margin-top="0.494cm" fo:margin-bottom="0.494cm" fo:line-height="150%" fo:text-indent="-0.63cm" style:auto-text-indent="false" fo:background-color="#ffffff">
        <style:background-image/>
      </style:paragraph-properties>
    </style:style>
    <style:style style:name="P34" style:family="paragraph" style:parent-style-name="cortitre3" style:list-style-name="WW8Num1">
      <style:paragraph-properties fo:margin-top="0.494cm" fo:margin-bottom="0.494cm" fo:background-color="#ffffff">
        <style:background-image/>
      </style:paragraph-properties>
    </style:style>
    <style:style style:name="T1" style:family="text">
      <style:text-properties style:font-name-asian="Arial"/>
    </style:style>
    <style:style style:name="T2" style:family="text">
      <style:text-properties style:font-name="Copperplate Gothic Bold" fo:font-size="16pt" fo:font-style="italic" style:font-size-asian="16pt" style:font-style-asian="italic" style:font-name-complex="Copperplate Gothic Bold" style:font-size-complex="16pt"/>
    </style:style>
    <style:style style:name="T3" style:family="text">
      <style:text-properties style:font-name="Copperplate Gothic Bold" fo:font-size="16pt" fo:font-style="italic" style:font-name-asian="Copperplate Gothic Bold" style:font-size-asian="16pt" style:font-style-asian="italic" style:font-name-complex="Copperplate Gothic Bold" style:font-size-complex="16pt"/>
    </style:style>
    <style:style style:name="T4" style:family="text">
      <style:text-properties style:font-name="Copperplate Gothic Bold" fo:font-size="14pt" style:font-size-asian="14pt" style:font-name-complex="Copperplate Gothic Bold" style:font-size-complex="14pt"/>
    </style:style>
    <style:style style:name="T5" style:family="text">
      <style:text-properties style:font-name="Copperplate Gothic Bold" fo:font-size="14pt" style:font-name-asian="Copperplate Gothic Bold" style:font-size-asian="14pt" style:font-name-complex="Copperplate Gothic Bold" style:font-size-complex="14pt"/>
    </style:style>
    <style:style style:name="T6" style:family="text">
      <style:text-properties style:font-name-asian="Copperplate Gothic Bold"/>
    </style:style>
    <style:style style:name="T7" style:family="text">
      <style:text-properties style:font-name="Arial" fo:font-weight="bold" style:font-weight-asian="bold" style:font-name-complex="Arial"/>
    </style:style>
    <style:style style:name="T8" style:family="text">
      <style:text-properties fo:color="#000000" style:font-name="Arial" fo:font-size="10pt" style:font-size-asian="10pt" style:font-name-complex="Arial" style:font-size-complex="10pt"/>
    </style:style>
    <style:style style:name="T9" style:family="text">
      <style:text-properties fo:color="#000000" style:font-name="Arial" fo:font-size="10pt" style:font-name-asian="Arial" style:font-size-asian="10pt" style:font-name-complex="Arial" style:font-size-complex="10pt"/>
    </style:style>
    <style:style style:name="T10" style:family="text">
      <style:text-properties fo:color="#000000" style:font-name="Arial" fo:font-size="10pt" fo:font-style="italic" style:font-size-asian="10pt" style:font-style-asian="italic" style:font-name-complex="Arial" style:font-size-complex="10pt"/>
    </style:style>
    <style:style style:name="T11" style:family="text">
      <style:text-properties fo:color="#000000" style:font-name="Arial" fo:font-size="10pt" fo:font-style="italic" style:font-name-asian="Arial" style:font-size-asian="10pt" style:font-style-asian="italic" style:font-name-complex="Arial" style:font-size-complex="10pt"/>
    </style:style>
    <style:style style:name="T12" style:family="text">
      <style:text-properties fo:color="#000000" style:font-name="Arial" fo:font-size="10pt" fo:font-weight="bold" style:font-size-asian="10pt" style:font-weight-asian="bold" style:font-name-complex="Arial" style:font-size-complex="10pt" style:font-weight-complex="bold"/>
    </style:style>
    <style:style style:name="T13" style:family="text">
      <style:text-properties fo:color="#000000" style:font-name="Arial" fo:font-size="10pt" fo:font-weight="bold" style:font-name-asian="Arial" style:font-size-asian="10pt" style:font-weight-asian="bold" style:font-name-complex="Arial" style:font-size-complex="10pt" style:font-weight-complex="bold"/>
    </style:style>
    <style:style style:name="T14" style:family="text">
      <style:text-properties fo:color="#000000" style:font-name="Arial" fo:font-size="10pt" style:text-underline-style="solid" style:text-underline-width="auto" style:text-underline-color="font-color" style:font-size-asian="10pt" style:font-name-complex="Arial" style:font-size-complex="10pt"/>
    </style:style>
    <style:style style:name="T15" style:family="text">
      <style:text-properties fo:color="#000000" style:font-name="Arial" fo:font-size="10pt" style:text-underline-style="solid" style:text-underline-width="auto" style:text-underline-color="font-color" style:font-name-asian="Arial" style:font-size-asian="10pt" style:font-name-complex="Arial" style:font-size-complex="10pt"/>
    </style:style>
    <style:style style:name="T16" style:family="text">
      <style:text-properties fo:color="#000000" style:font-name="Arial" style:font-name-complex="Arial"/>
    </style:style>
    <style:style style:name="T17" style:family="text">
      <style:text-properties fo:color="#000000" style:font-name="Arial" style:font-name-asian="Arial" style:font-name-complex="Arial"/>
    </style:style>
    <style:style style:name="T18" style:family="text">
      <style:text-properties fo:color="#000000" style:font-name="Arial" fo:font-weight="bold" style:font-weight-asian="bold" style:font-name-complex="Arial" style:font-weight-complex="bold"/>
    </style:style>
    <style:style style:name="T19" style:family="text">
      <style:text-properties fo:color="#000000" style:font-name="Arial" fo:font-weight="bold" style:font-name-asian="Arial" style:font-weight-asian="bold" style:font-name-complex="Arial" style:font-weight-complex="bold"/>
    </style:style>
    <style:style style:name="T20" style:family="text">
      <style:text-properties fo:color="#000000" style:font-name="Arial" style:text-underline-style="solid" style:text-underline-width="auto" style:text-underline-color="font-color" fo:font-weight="bold" style:font-weight-asian="bold" style:font-name-complex="Arial" style:font-weight-complex="bold"/>
    </style:style>
    <style:style style:name="T21" style:family="text">
      <style:text-properties fo:color="#000000" style:font-name="Arial" style:text-underline-style="solid" style:text-underline-width="auto" style:text-underline-color="font-color" fo:font-weight="bold" style:font-name-asian="Arial" style:font-weight-asian="bold" style:font-name-complex="Arial" style:font-weight-complex="bold"/>
    </style:style>
    <style:style style:name="T22" style:family="text">
      <style:text-properties fo:color="#000000" style:font-name="Times New Roman" fo:font-weight="bold" style:font-weight-asian="bold" style:font-name-complex="Arial" style:font-weight-complex="bold"/>
    </style:style>
    <style:style style:name="T23" style:family="text">
      <style:text-properties fo:color="#7030a0" style:font-name="Arial" style:font-name-asian="Arial" style:font-name-complex="Arial"/>
    </style:style>
    <style:style style:name="T24" style:family="text">
      <style:text-properties fo:color="#7030a0" style:font-name="Arial" fo:font-size="12pt" fo:language="fr" fo:country="FR" style:font-name-asian="Times New Roman" style:font-size-asian="12pt" style:font-name-complex="Arial" style:font-size-complex="12pt" style:language-complex="ar" style:country-complex="SA"/>
    </style:style>
    <style:style style:name="T25" style:family="text">
      <style:text-properties fo:font-weight="bold" style:font-weight-asian="bold" style:font-weight-complex="bold"/>
    </style:style>
    <style:style style:name="T26" style:family="text">
      <style:text-properties fo:font-weight="bold" style:font-name-asian="Arial" style:font-weight-asian="bold" style:font-weight-complex="bold"/>
    </style:style>
    <style:style style:name="T27" style:family="text">
      <style:text-properties fo:color="#9900cc" style:font-name="Arial" style:font-name-complex="Arial"/>
    </style:style>
    <style:style style:name="T28" style:family="text">
      <style:text-properties fo:color="#9900cc" style:font-name="Arial" style:font-name-asian="Arial" style:font-name-complex="Arial"/>
    </style:style>
    <style:style style:name="T29" style:family="text">
      <style:text-properties fo:color="#9900cc" style:font-name="Arial" fo:font-size="10pt" style:font-size-asian="10pt" style:font-name-complex="Arial" style:font-size-complex="10pt"/>
    </style:style>
    <style:style style:name="T30" style:family="text">
      <style:text-properties fo:color="#9900cc" style:font-name="Arial" fo:font-size="10pt" style:font-name-asian="Arial" style:font-size-asian="10pt" style:font-name-complex="Arial" style:font-size-complex="10pt"/>
    </style:style>
    <style:style style:name="T31" style:family="text">
      <style:text-properties fo:color="#9900cc" style:font-name="Arial" fo:font-size="12pt" fo:language="fr" fo:country="FR" style:font-name-asian="Times New Roman" style:font-size-asian="12pt" style:font-name-complex="Arial" style:font-size-complex="12pt" style:language-complex="ar" style:country-complex="SA"/>
    </style:style>
    <style:style style:name="T32" style:family="text">
      <style:text-properties fo:color="#9900cc" style:font-name="Arial" style:font-name-complex="Lucida Sans Unicode"/>
    </style:style>
    <style:style style:name="T33" style:family="text">
      <style:text-properties fo:color="#9900cc" style:font-name-asian="Arial"/>
    </style:style>
    <style:style style:name="T34" style:family="text">
      <style:text-properties fo:color="#9900cc" fo:font-size="12pt" fo:language="fr" fo:country="FR" style:font-name-asian="Times New Roman" style:font-size-asian="12pt" style:font-size-complex="12pt" style:language-complex="ar" style:country-complex="SA"/>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style:font-name-asian="Arial"/>
    </style:style>
    <style:style style:name="T37" style:family="text">
      <style:text-properties fo:color="#0000ff" style:font-name="Arial" fo:font-size="10pt" style:font-size-asian="10pt" style:font-name-complex="Arial" style:font-size-complex="10pt"/>
    </style:style>
    <style:style style:name="T38" style:family="text">
      <style:text-properties fo:color="#0000ff" style:font-name="Arial" fo:font-size="10pt" style:font-name-asian="Arial" style:font-size-asian="10pt" style:font-name-complex="Arial" style:font-size-complex="10pt"/>
    </style:style>
    <style:style style:name="T39" style:family="text">
      <style:text-properties style:font-name="Times New Roman" fo:font-weight="bold" style:font-weight-asian="bold" style:font-name-complex="Arial"/>
    </style:style>
    <style:style style:name="T40" style:family="text">
      <style:text-properties style:font-name="Times New Roman" fo:font-weight="bold" style:font-name-asian="Arial" style:font-weight-asian="bold" style:font-name-complex="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om :<text:span text:style-name="T1"> </text:span><text:tab/><text:tab/><text:tab/><text:tab/><text:tab/><text:tab/><text:tab/><text:tab/><text:tab/><text:tab/><text:tab/><text:tab/>Quatrième</text:p>
      <text:p text:style-name="P8"><draw:frame draw:style-name="fr1" draw:name="Cadre1" text:anchor-type="char" svg:x="2.646cm" svg:y="0cm" svg:width="13.097cm" svg:height="1.64cm" draw:z-index="0"><draw:text-box><text:p text:style-name="P1"><text:span text:style-name="T2">Les</text:span><text:span text:style-name="T3"> </text:span><text:span text:style-name="T2">Misérables,</text:span><text:span text:style-name="T3"> </text:span><text:span text:style-name="T4">Victor</text:span><text:span text:style-name="T5"> </text:span><text:span text:style-name="T4">Hugo</text:span></text:p><text:p text:style-name="P2">Evaluation<text:span text:style-name="T6"> </text:span>finale</text:p></draw:text-box></draw:frame></text:p>
      <text:p text:style-name="P7"/>
      <text:p text:style-name="P27"/>
      <text:p text:style-name="cortitre3"><text:span text:style-name="T27">R</text:span><text:span text:style-name="T32">ÉÉ</text:span><text:span text:style-name="T27">CRITURE</text:span><text:span text:style-name="T17"> </text:span><text:span text:style-name="T16">(</text:span><text:span text:style-name="T22">2 POINTS</text:span><text:span text:style-name="T16">)</text:span></text:p>
      <text:p text:style-name="P30"><text:span text:style-name="T8">Réécrivez</text:span><text:span text:style-name="T9"> </text:span><text:span text:style-name="T8">le</text:span><text:span text:style-name="T9"> </text:span><text:span text:style-name="T8">passage</text:span><text:span text:style-name="T9"> ci-dessous en transformant le narrateur en narratrice qui rencontre un homme et une femme.</text:span></text:p>
      <text:p text:style-name="P31"><text:span text:style-name="T9">Il m'a vivement remercié de ma délicatesse. Au bout d'un mois, nous avions causé ensemble cinq ou six fois. Un soir, je l'ai aperçu dans son jardin. Je l'ai salué et il m'a invité à entrer pour boire un verre. Il m'a reçu avec toute la méticuleuse courtoisie anglaise. Je lui ai alors posé quelques questions sur sa vie. Il a répondu sans embarras, m'a raconté qu'il avait beaucoup voyagé.</text:span></text:p>
      <text:p text:style-name="P24"/>
      <text:p text:style-name="P21"><text:span text:style-name="T34">DICTEE</text:span><text:span text:style-name="T33"> </text:span><text:span text:style-name="T25">(10</text:span><text:span text:style-name="T26"> </text:span><text:span text:style-name="T25">POINTS)</text:span></text:p>
      <text:p text:style-name="P28"/>
      <text:p text:style-name="P9"><text:span text:style-name="T24">LECTURE</text:span><text:span text:style-name="T1"> </text:span><text:span text:style-name="T26">(18 POINTS)</text:span></text:p>
      <text:p text:style-name="P12"><text:span text:style-name="T8">Après</text:span><text:span text:style-name="T9"> </text:span><text:span text:style-name="T8">avoir</text:span><text:span text:style-name="T9"> </text:span><text:span text:style-name="T8">lu</text:span><text:span text:style-name="T9"> </text:span><text:span text:style-name="T8">l</text:span><text:span text:style-name="T9">’</text:span><text:span text:style-name="T8">extrait</text:span><text:span text:style-name="T9"> </text:span><text:span text:style-name="T8">dans</text:span><text:span text:style-name="T9"> </text:span><text:span text:style-name="T8">sa</text:span><text:span text:style-name="T9"> </text:span><text:span text:style-name="T8">totalité,</text:span><text:span text:style-name="T9"> </text:span><text:span text:style-name="T8">vous</text:span><text:span text:style-name="T9"> </text:span><text:span text:style-name="T8">répondrez</text:span><text:span text:style-name="T9"> </text:span><text:span text:style-name="T8">aux</text:span><text:span text:style-name="T9"> </text:span><text:span text:style-name="T8">questions</text:span><text:span text:style-name="T9"> </text:span><text:span text:style-name="T8">suivantes. Toutes</text:span><text:span text:style-name="T9"> </text:span><text:span text:style-name="T8">vos</text:span><text:span text:style-name="T9"> </text:span><text:span text:style-name="T8">réponses</text:span><text:span text:style-name="T9"> </text:span><text:span text:style-name="T8">devront</text:span><text:span text:style-name="T9"> </text:span><text:span text:style-name="T8">être</text:span><text:span text:style-name="T9"> </text:span><text:span text:style-name="T8">rédigées.</text:span></text:p>
      <text:p text:style-name="P6"><text:span text:style-name="T23"><text:tab/>Situation de l'extrait </text:span><text:span text:style-name="T7">(</text:span><text:span text:style-name="T39">3</text:span><text:span text:style-name="T40"> </text:span><text:span text:style-name="T39">POINTS</text:span><text:span text:style-name="T7">)</text:span></text:p>
      <text:list xml:id="list30352362" text:style-name="WW8Num1">
        <text:list-item>
          <text:p text:style-name="P33"><text:span text:style-name="T8">a)</text:span><text:span text:style-name="T9"> </text:span><text:span text:style-name="T8">Selon</text:span><text:span text:style-name="T9"> </text:span><text:span text:style-name="T8">vous,</text:span><text:span text:style-name="T9"> </text:span><text:span text:style-name="T8">quelle</text:span><text:span text:style-name="T9"> </text:span><text:span text:style-name="T8">information</text:span><text:span text:style-name="T9"> </text:span><text:span text:style-name="T8">se</text:span><text:span text:style-name="T9"> </text:span><text:span text:style-name="T8">trouve</text:span><text:span text:style-name="T9"> </text:span><text:span text:style-name="T8">sur</text:span><text:span text:style-name="T9"> <text:s/></text:span><text:span text:style-name="T8">le</text:span><text:span text:style-name="T9"> </text:span><text:span text:style-name="T8">papier</text:span><text:span text:style-name="T9"> </text:span><text:span text:style-name="T8">que</text:span><text:span text:style-name="T9"> </text:span><text:span text:style-name="T8">l</text:span><text:span text:style-name="T9">’</text:span><text:span text:style-name="T8">aubergiste</text:span><text:span text:style-name="T9"> </text:span><text:span text:style-name="T8">donne</text:span><text:span text:style-name="T9"> </text:span><text:span text:style-name="T8">à</text:span><text:span text:style-name="T9"> </text:span><text:span text:style-name="T8">lire</text:span><text:span text:style-name="T9"> </text:span><text:span text:style-name="T8">à</text:span><text:span text:style-name="T9"> </text:span><text:span text:style-name="T8">Jean</text:span><text:span text:style-name="T9"> </text:span><text:span text:style-name="T8">Valjean</text:span><text:span text:style-name="T9"> </text:span><text:span text:style-name="T8">à</text:span><text:span text:style-name="T9"> </text:span><text:span text:style-name="T8">la</text:span><text:span text:style-name="T9"> </text:span><text:span text:style-name="T8">fin</text:span><text:span text:style-name="T9"> </text:span><text:span text:style-name="T8">du</text:span><text:span text:style-name="T9"> </text:span><text:span text:style-name="T8">passage ?</text:span><text:span text:style-name="T9"> </text:span><text:span text:style-name="T8">(0.5</text:span><text:span text:style-name="T9"> </text:span><text:span text:style-name="T8">point)</text:span></text:p>
        </text:list-item>
      </text:list>
      <text:p text:style-name="P13"><text:span text:style-name="T1">……………………………………………………………………………………………………………………………</text:span>.</text:p>
      <text:p text:style-name="P14"><text:span text:style-name="T8">b)</text:span><text:span text:style-name="T9"> </text:span><text:span text:style-name="T8">En</text:span><text:span text:style-name="T9"> </text:span><text:span text:style-name="T8">une</text:span><text:span text:style-name="T9"> </text:span><text:span text:style-name="T8">ou</text:span><text:span text:style-name="T9"> </text:span><text:span text:style-name="T8">deux</text:span><text:span text:style-name="T9"> </text:span><text:span text:style-name="T8">phrases,</text:span><text:span text:style-name="T9"> </text:span><text:span text:style-name="T8">rappelez</text:span><text:span text:style-name="T9"> </text:span><text:span text:style-name="T8">les</text:span><text:span text:style-name="T9"> </text:span><text:span text:style-name="T8">raisons</text:span><text:span text:style-name="T9"> </text:span><text:span text:style-name="T8">pour</text:span><text:span text:style-name="T9"> </text:span><text:span text:style-name="T8">lesquelles</text:span><text:span text:style-name="T9"> </text:span><text:span text:style-name="T8">Jean</text:span><text:span text:style-name="T9"> </text:span><text:span text:style-name="T8">Valjean</text:span><text:span text:style-name="T9"> </text:span><text:span text:style-name="T8">a</text:span><text:span text:style-name="T9"> </text:span><text:span text:style-name="T8">connu</text:span><text:span text:style-name="T9"> </text:span><text:span text:style-name="T8">ce</text:span><text:span text:style-name="T9"> </text:span><text:span text:style-name="T8">sort.</text:span><text:span text:style-name="T9"> </text:span><text:span text:style-name="T8">(1</text:span><text:span text:style-name="T9"> </text:span><text:span text:style-name="T8">point).</text:span></text:p>
      <text:p text:style-name="P17">………………………………………………………………………………………………………………………………………………………………………………………………………………………………………………………………………………………………………………………………………………………………………………………………………………………………………………………………………………………………………………………………</text:p>
      <text:list xml:id="list30491893" text:continue-numbering="true" text:style-name="WW8Num1">
        <text:list-item>
          <text:p text:style-name="P34"><text:span text:style-name="T8">a)</text:span><text:span text:style-name="T9"> </text:span><text:span text:style-name="T8">Après</text:span><text:span text:style-name="T9"> </text:span><text:span text:style-name="T8">avoir</text:span><text:span text:style-name="T9"> </text:span><text:span text:style-name="T8">été</text:span><text:span text:style-name="T9"> </text:span><text:span text:style-name="T8">chassé</text:span><text:span text:style-name="T9"> </text:span><text:span text:style-name="T8">de</text:span><text:span text:style-name="T9"> </text:span><text:span text:style-name="T8">cette</text:span><text:span text:style-name="T9"> </text:span><text:span text:style-name="T8">auberge</text:span><text:span text:style-name="T9"> </text:span><text:span text:style-name="T8">de</text:span><text:span text:style-name="T9"> </text:span><text:span text:style-name="T8">Digne,</text:span><text:span text:style-name="T9"> </text:span><text:span text:style-name="T8">où</text:span><text:span text:style-name="T9"> </text:span><text:span text:style-name="T8">Jean</text:span><text:span text:style-name="T9"> </text:span><text:span text:style-name="T8">Valjean</text:span><text:span text:style-name="T9"> </text:span><text:span text:style-name="T8">va-t-il</text:span><text:span text:style-name="T9"> </text:span><text:span text:style-name="T8">trouver</text:span><text:span text:style-name="T9"> </text:span><text:span text:style-name="T8">refuge ?</text:span><text:span text:style-name="T9"> </text:span><text:span text:style-name="T8">(0.5</text:span><text:span text:style-name="T9"> </text:span><text:span text:style-name="T8">point)</text:span></text:p>
        </text:list-item>
      </text:list>
      <text:p text:style-name="P16"><text:span text:style-name="T1">………………………………………………………………………………………………………………………………</text:span>.</text:p>
      <text:p text:style-name="P14"><text:span text:style-name="T8">b)</text:span><text:span text:style-name="T9"> </text:span><text:span text:style-name="T8">En</text:span><text:span text:style-name="T9"> </text:span><text:span text:style-name="T8">quoi</text:span><text:span text:style-name="T9"> </text:span><text:span text:style-name="T8">la</text:span><text:span text:style-name="T9"> </text:span><text:span text:style-name="T8">rencontre</text:span><text:span text:style-name="T9"> </text:span><text:span text:style-name="T8">qu</text:span><text:span text:style-name="T9">’</text:span><text:span text:style-name="T8">il</text:span><text:span text:style-name="T9"> </text:span><text:span text:style-name="T8">fait</text:span><text:span text:style-name="T9"> </text:span><text:span text:style-name="T8">alors est-elle</text:span><text:span text:style-name="T9"> </text:span><text:span text:style-name="T8">décisive</text:span><text:span text:style-name="T9"> </text:span><text:span text:style-name="T8">pour</text:span><text:span text:style-name="T9"> </text:span><text:span text:style-name="T8">lui ?</text:span><text:span text:style-name="T9"> </text:span><text:span text:style-name="T8">(1</text:span><text:span text:style-name="T9"> </text:span><text:span text:style-name="T8">point)</text:span></text:p>
      <text:p text:style-name="P18">………………………………………………………………………………………………………………………………………………………………………………………………………………………………………………………………………………………………………………………………………………………………………………………………………………………………………………………………………………………………………………………………</text:p>
      <text:p text:style-name="P20"><text:soft-page-break/></text:p>
      <text:p text:style-name="P4"><text:line-break/><text:span text:style-name="T31">DICTEE</text:span><text:line-break/><text:line-break/>L'homme<text:span text:style-name="T1"> </text:span>baissa<text:span text:style-name="T1"> </text:span>la<text:span text:style-name="T1"> </text:span>tête,<text:span text:style-name="T1"> </text:span>ramassa<text:span text:style-name="T1"> </text:span>le<text:span text:style-name="T1"> </text:span>sac<text:span text:style-name="T1"> </text:span>qu'il<text:span text:style-name="T1"> </text:span>avait<text:span text:style-name="T1"> </text:span>déposé<text:span text:style-name="T1"> </text:span>à<text:span text:style-name="T1"> </text:span>terre,<text:span text:style-name="T1"> </text:span>et<text:span text:style-name="T1"> </text:span>s'en<text:span text:style-name="T1"> </text:span>alla.<text:line-break/>Il<text:span text:style-name="T1"> </text:span>prit<text:span text:style-name="T1"> </text:span>la<text:span text:style-name="T1"> </text:span>grande<text:span text:style-name="T1"> </text:span>rue.<text:span text:style-name="T1"> </text:span>Il<text:span text:style-name="T1"> </text:span>marchait<text:span text:style-name="T1"> </text:span>devant<text:span text:style-name="T1"> </text:span>lui<text:span text:style-name="T1"> </text:span>au<text:span text:style-name="T1"> </text:span>hasard,<text:span text:style-name="T1"> </text:span>rasant<text:span text:style-name="T1"> </text:span>de<text:span text:style-name="T1"> </text:span>près<text:span text:style-name="T1"> </text:span>les<text:span text:style-name="T1"> </text:span>maisons,<text:span text:style-name="T1"> </text:span>comme<text:span text:style-name="T1"> </text:span>un<text:span text:style-name="T1"> </text:span>homme<text:span text:style-name="T1"> </text:span>humilié<text:span text:style-name="T1"> </text:span>et<text:span text:style-name="T1"> </text:span>triste.<text:span text:style-name="T1"> </text:span>Il<text:span text:style-name="T1"> </text:span>ne<text:span text:style-name="T1"> </text:span>se<text:span text:style-name="T1"> </text:span>retourna<text:span text:style-name="T1"> </text:span>pas<text:span text:style-name="T1"> </text:span>une<text:span text:style-name="T1"> </text:span>seule<text:span text:style-name="T1"> </text:span>fois.<text:span text:style-name="T1"> </text:span>S'il<text:span text:style-name="T1"> </text:span>s'était<text:span text:style-name="T1"> </text:span>retourné,<text:span text:style-name="T1"> </text:span>il<text:span text:style-name="T1"> </text:span>aurait<text:span text:style-name="T1"> </text:span>vu<text:span text:style-name="T1"> </text:span>l'aubergiste<text:span text:style-name="T1"> </text:span>de<text:span text:style-name="T1"> </text:span><text:span text:style-name="Emphasis">La</text:span><text:span text:style-name="Emphasis"><text:span text:style-name="T1"> </text:span></text:span><text:span text:style-name="Emphasis">Croix-de-Colbas</text:span><text:span text:style-name="T1"> </text:span>sur<text:span text:style-name="T1"> </text:span>le<text:span text:style-name="T1"> </text:span>seuil<text:span text:style-name="T1"> </text:span>de<text:span text:style-name="T1"> </text:span>sa<text:span text:style-name="T1"> </text:span>porte,<text:span text:style-name="T1"> </text:span>entouré<text:span text:style-name="T1"> </text:span>de<text:span text:style-name="T1"> </text:span>tous<text:span text:style-name="T1"> </text:span>les<text:span text:style-name="T1"> </text:span>voyageurs<text:span text:style-name="T1"> </text:span>de<text:span text:style-name="T1"> </text:span>son<text:span text:style-name="T1"> </text:span>auberge<text:span text:style-name="T1"> </text:span>et<text:span text:style-name="T1"> </text:span>de<text:span text:style-name="T1"> </text:span>tous<text:span text:style-name="T1"> </text:span>les<text:span text:style-name="T1"> </text:span>passants<text:span text:style-name="T1"> </text:span>de<text:span text:style-name="T1"> </text:span>la<text:span text:style-name="T1"> </text:span>rue,<text:span text:style-name="T1"> </text:span>parlant<text:span text:style-name="T1"> </text:span>vivement<text:span text:style-name="T1"> </text:span>et<text:span text:style-name="T1"> </text:span>le<text:span text:style-name="T1"> </text:span>désignant<text:span text:style-name="T1"> </text:span>du<text:span text:style-name="T1"> </text:span>doigt,<text:span text:style-name="T1"> </text:span>et,<text:span text:style-name="T1"> </text:span>aux<text:span text:style-name="T1"> </text:span>regards<text:span text:style-name="T1"> </text:span>de<text:span text:style-name="T1"> </text:span>défiance<text:span text:style-name="T1"> </text:span>et<text:span text:style-name="T1"> </text:span>d'effroi<text:span text:style-name="T1"> </text:span>du<text:span text:style-name="T1"> </text:span>groupe,<text:span text:style-name="T1"> </text:span>il<text:span text:style-name="T1"> </text:span>aurait<text:span text:style-name="T1"> </text:span>deviné<text:span text:style-name="T1"> </text:span>qu'avant<text:span text:style-name="T1"> </text:span>peu<text:span text:style-name="T1"> </text:span>son<text:span text:style-name="T1"> </text:span>arrivée<text:span text:style-name="T1"> </text:span>serait<text:span text:style-name="T1"> </text:span>l'événement<text:span text:style-name="T1"> </text:span>de<text:span text:style-name="T1"> </text:span>toute<text:span text:style-name="T1"> </text:span>la<text:span text:style-name="T1"> </text:span>ville.<text:span text:style-name="T1"> </text:span><text:line-break/><text:line-break/>Victor<text:span text:style-name="T1"> </text:span>Hugo,<text:span text:style-name="T1"> </text:span><text:span text:style-name="T35">Les</text:span><text:span text:style-name="T36"> </text:span><text:span text:style-name="T35">Misérables</text:span>.<text:span text:style-name="T1"> </text:span></text:p>
      <text:p text:style-name="P3"><text:span text:style-name="T31">DICTEE</text:span><text:line-break/><text:line-break/>L'homme<text:span text:style-name="T1"> </text:span>baissa<text:span text:style-name="T1"> </text:span>la<text:span text:style-name="T1"> </text:span>tête,<text:span text:style-name="T1"> </text:span>ramassa<text:span text:style-name="T1"> </text:span>le<text:span text:style-name="T1"> </text:span>sac<text:span text:style-name="T1"> </text:span>qu'il<text:span text:style-name="T1"> </text:span>avait<text:span text:style-name="T1"> </text:span>déposé<text:span text:style-name="T1"> </text:span>à<text:span text:style-name="T1"> </text:span>terre,<text:span text:style-name="T1"> </text:span>et<text:span text:style-name="T1"> </text:span>s'en<text:span text:style-name="T1"> </text:span>alla.<text:line-break/>Il<text:span text:style-name="T1"> </text:span>prit<text:span text:style-name="T1"> </text:span>la<text:span text:style-name="T1"> </text:span>grande<text:span text:style-name="T1"> </text:span>rue.<text:span text:style-name="T1"> </text:span>Il<text:span text:style-name="T1"> </text:span>marchait<text:span text:style-name="T1"> </text:span>devant<text:span text:style-name="T1"> </text:span>lui<text:span text:style-name="T1"> </text:span>au<text:span text:style-name="T1"> </text:span>hasard,<text:span text:style-name="T1"> </text:span>rasant<text:span text:style-name="T1"> </text:span>de<text:span text:style-name="T1"> </text:span>près<text:span text:style-name="T1"> </text:span>les<text:span text:style-name="T1"> </text:span>maisons,<text:span text:style-name="T1"> </text:span>comme<text:span text:style-name="T1"> </text:span>un<text:span text:style-name="T1"> </text:span>homme<text:span text:style-name="T1"> </text:span>humilié<text:span text:style-name="T1"> </text:span>et<text:span text:style-name="T1"> </text:span>triste.<text:span text:style-name="T1"> </text:span>Il<text:span text:style-name="T1"> </text:span>ne<text:span text:style-name="T1"> </text:span>se<text:span text:style-name="T1"> </text:span>retourna<text:span text:style-name="T1"> </text:span>pas<text:span text:style-name="T1"> </text:span>une<text:span text:style-name="T1"> </text:span>seule<text:span text:style-name="T1"> </text:span>fois.<text:span text:style-name="T1"> </text:span>S'il<text:span text:style-name="T1"> </text:span>s'était<text:span text:style-name="T1"> </text:span>retourné,<text:span text:style-name="T1"> </text:span>il<text:span text:style-name="T1"> </text:span>aurait<text:span text:style-name="T1"> </text:span>vu<text:span text:style-name="T1"> </text:span>l'aubergiste<text:span text:style-name="T1"> </text:span>de<text:span text:style-name="T1"> </text:span><text:span text:style-name="Emphasis">La</text:span><text:span text:style-name="Emphasis"><text:span text:style-name="T1"> </text:span></text:span><text:span text:style-name="Emphasis">Croix-de-Colbas</text:span><text:span text:style-name="T1"> </text:span>sur<text:span text:style-name="T1"> </text:span>le<text:span text:style-name="T1"> </text:span>seuil<text:span text:style-name="T1"> </text:span>de<text:span text:style-name="T1"> </text:span>sa<text:span text:style-name="T1"> </text:span>porte,<text:span text:style-name="T1"> </text:span>entouré<text:span text:style-name="T1"> </text:span>de<text:span text:style-name="T1"> </text:span>tous<text:span text:style-name="T1"> </text:span>les<text:span text:style-name="T1"> </text:span>voyageurs<text:span text:style-name="T1"> </text:span>de<text:span text:style-name="T1"> </text:span>son<text:span text:style-name="T1"> </text:span>auberge<text:span text:style-name="T1"> </text:span>et<text:span text:style-name="T1"> </text:span>de<text:span text:style-name="T1"> </text:span>tous<text:span text:style-name="T1"> </text:span>les<text:span text:style-name="T1"> </text:span>passants<text:span text:style-name="T1"> </text:span>de<text:span text:style-name="T1"> </text:span>la<text:span text:style-name="T1"> </text:span>rue,<text:span text:style-name="T1"> </text:span>parlant<text:span text:style-name="T1"> </text:span>vivement<text:span text:style-name="T1"> </text:span>et<text:span text:style-name="T1"> </text:span>le<text:span text:style-name="T1"> </text:span>désignant<text:span text:style-name="T1"> </text:span>du<text:span text:style-name="T1"> </text:span>doigt,<text:span text:style-name="T1"> </text:span>et,<text:span text:style-name="T1"> </text:span>aux<text:span text:style-name="T1"> </text:span>regards<text:span text:style-name="T1"> </text:span>de<text:span text:style-name="T1"> </text:span>défiance<text:span text:style-name="T1"> </text:span>et<text:span text:style-name="T1"> </text:span>d'effroi<text:span text:style-name="T1"> </text:span>du<text:span text:style-name="T1"> </text:span>groupe,<text:span text:style-name="T1"> </text:span>il<text:span text:style-name="T1"> </text:span>aurait<text:span text:style-name="T1"> </text:span>deviné<text:span text:style-name="T1"> </text:span>qu'avant<text:span text:style-name="T1"> </text:span>peu<text:span text:style-name="T1"> </text:span>son<text:span text:style-name="T1"> </text:span>arrivée<text:span text:style-name="T1"> </text:span>serait<text:span text:style-name="T1"> </text:span>l'événement<text:span text:style-name="T1"> </text:span>de<text:span text:style-name="T1"> </text:span>toute<text:span text:style-name="T1"> </text:span>la<text:span text:style-name="T1"> </text:span>ville.<text:span text:style-name="T1"> </text:span><text:line-break/><text:line-break/>Victor<text:span text:style-name="T1"> </text:span>Hugo,<text:span text:style-name="T1"> </text:span><text:span text:style-name="T35">Les</text:span><text:span text:style-name="T36"> </text:span><text:span text:style-name="T35">Misérables</text:span>.<text:span text:style-name="T1"> </text:span></text:p>
      <text:p text:style-name="P25"/>
      <text:p text:style-name="P3"><text:span text:style-name="T31">DICTEE</text:span><text:line-break/><text:line-break/>L'homme<text:span text:style-name="T1"> </text:span>baissa<text:span text:style-name="T1"> </text:span>la<text:span text:style-name="T1"> </text:span>tête,<text:span text:style-name="T1"> </text:span>ramassa<text:span text:style-name="T1"> </text:span>le<text:span text:style-name="T1"> </text:span>sac<text:span text:style-name="T1"> </text:span>qu'il<text:span text:style-name="T1"> </text:span>avait<text:span text:style-name="T1"> </text:span>déposé<text:span text:style-name="T1"> </text:span>à<text:span text:style-name="T1"> </text:span>terre,<text:span text:style-name="T1"> </text:span>et<text:span text:style-name="T1"> </text:span>s'en<text:span text:style-name="T1"> </text:span>alla.<text:line-break/>Il<text:span text:style-name="T1"> </text:span>prit<text:span text:style-name="T1"> </text:span>la<text:span text:style-name="T1"> </text:span>grande<text:span text:style-name="T1"> </text:span>rue.<text:span text:style-name="T1"> </text:span>Il<text:span text:style-name="T1"> </text:span>marchait<text:span text:style-name="T1"> </text:span>devant<text:span text:style-name="T1"> </text:span>lui<text:span text:style-name="T1"> </text:span>au<text:span text:style-name="T1"> </text:span>hasard,<text:span text:style-name="T1"> </text:span>rasant<text:span text:style-name="T1"> </text:span>de<text:span text:style-name="T1"> </text:span>près<text:span text:style-name="T1"> </text:span>les<text:span text:style-name="T1"> </text:span>maisons,<text:span text:style-name="T1"> </text:span>comme<text:span text:style-name="T1"> </text:span>un<text:span text:style-name="T1"> </text:span>homme<text:span text:style-name="T1"> </text:span>humilié<text:span text:style-name="T1"> </text:span>et<text:span text:style-name="T1"> </text:span>triste.<text:span text:style-name="T1"> </text:span>Il<text:span text:style-name="T1"> </text:span>ne<text:span text:style-name="T1"> </text:span>se<text:span text:style-name="T1"> </text:span>retourna<text:span text:style-name="T1"> </text:span>pas<text:span text:style-name="T1"> </text:span>une<text:span text:style-name="T1"> </text:span>seule<text:span text:style-name="T1"> </text:span>fois.<text:span text:style-name="T1"> </text:span>S'il<text:span text:style-name="T1"> </text:span>s'était<text:span text:style-name="T1"> </text:span>retourné,<text:span text:style-name="T1"> </text:span>il<text:span text:style-name="T1"> </text:span>aurait<text:span text:style-name="T1"> </text:span>vu<text:span text:style-name="T1"> </text:span>l'aubergiste<text:span text:style-name="T1"> </text:span>de<text:span text:style-name="T1"> </text:span><text:span text:style-name="Emphasis">La</text:span><text:span text:style-name="Emphasis"><text:span text:style-name="T1"> </text:span></text:span><text:span text:style-name="Emphasis">Croix-de-Colbas</text:span><text:span text:style-name="T1"> </text:span>sur<text:span text:style-name="T1"> </text:span>le<text:span text:style-name="T1"> </text:span>seuil<text:span text:style-name="T1"> </text:span>de<text:span text:style-name="T1"> </text:span>sa<text:span text:style-name="T1"> </text:span>porte,<text:span text:style-name="T1"> </text:span>entouré<text:span text:style-name="T1"> </text:span>de<text:span text:style-name="T1"> </text:span>tous<text:span text:style-name="T1"> </text:span>les<text:span text:style-name="T1"> </text:span>voyageurs<text:span text:style-name="T1"> </text:span>de<text:span text:style-name="T1"> </text:span>son<text:span text:style-name="T1"> </text:span>auberge<text:span text:style-name="T1"> </text:span>et<text:span text:style-name="T1"> </text:span>de<text:span text:style-name="T1"> </text:span>tous<text:span text:style-name="T1"> </text:span>les<text:span text:style-name="T1"> </text:span>passants<text:span text:style-name="T1"> </text:span>de<text:span text:style-name="T1"> </text:span>la<text:span text:style-name="T1"> </text:span>rue,<text:span text:style-name="T1"> </text:span>parlant<text:span text:style-name="T1"> </text:span>vivement<text:span text:style-name="T1"> </text:span>et<text:span text:style-name="T1"> </text:span>le<text:span text:style-name="T1"> </text:span>désignant<text:span text:style-name="T1"> </text:span>du<text:span text:style-name="T1"> </text:span>doigt,<text:span text:style-name="T1"> </text:span>et,<text:span text:style-name="T1"> </text:span>aux<text:span text:style-name="T1"> </text:span>regards<text:span text:style-name="T1"> </text:span>de<text:span text:style-name="T1"> </text:span>défiance<text:span text:style-name="T1"> </text:span>et<text:span text:style-name="T1"> </text:span>d'effroi<text:span text:style-name="T1"> </text:span>du<text:span text:style-name="T1"> </text:span>groupe,<text:span text:style-name="T1"> </text:span>il<text:span text:style-name="T1"> </text:span>aurait<text:span text:style-name="T1"> </text:span>deviné<text:span text:style-name="T1"> </text:span>qu'avant<text:span text:style-name="T1"> </text:span>peu<text:span text:style-name="T1"> </text:span>son<text:span text:style-name="T1"> </text:span>arrivée<text:span text:style-name="T1"> </text:span>serait<text:span text:style-name="T1"> </text:span>l'événement<text:span text:style-name="T1"> </text:span>de<text:span text:style-name="T1"> </text:span>toute<text:span text:style-name="T1"> </text:span>la<text:span text:style-name="T1"> </text:span>ville.<text:span text:style-name="T1"> </text:span><text:line-break/><text:line-break/>Victor<text:span text:style-name="T1"> </text:span>Hugo,<text:span text:style-name="T1"> </text:span><text:span text:style-name="T35">Les</text:span><text:span text:style-name="T36"> </text:span><text:span text:style-name="T35">Misérables</text:span>.<text:span text:style-name="T1"> </text:span></text:p>
      <text:p text:style-name="P25"/>
      <text:p text:style-name="P3"><text:span text:style-name="T31">DICTEE</text:span><text:line-break/><text:line-break/>L'homme<text:span text:style-name="T1"> </text:span>baissa<text:span text:style-name="T1"> </text:span>la<text:span text:style-name="T1"> </text:span>tête,<text:span text:style-name="T1"> </text:span>ramassa<text:span text:style-name="T1"> </text:span>le<text:span text:style-name="T1"> </text:span>sac<text:span text:style-name="T1"> </text:span>qu'il<text:span text:style-name="T1"> </text:span>avait<text:span text:style-name="T1"> </text:span>déposé<text:span text:style-name="T1"> </text:span>à<text:span text:style-name="T1"> </text:span>terre,<text:span text:style-name="T1"> </text:span>et<text:span text:style-name="T1"> </text:span>s'en<text:span text:style-name="T1"> </text:span>alla.<text:line-break/>Il<text:span text:style-name="T1"> </text:span>prit<text:span text:style-name="T1"> </text:span>la<text:span text:style-name="T1"> </text:span>grande<text:span text:style-name="T1"> </text:span>rue.<text:span text:style-name="T1"> </text:span>Il<text:span text:style-name="T1"> </text:span>marchait<text:span text:style-name="T1"> </text:span>devant<text:span text:style-name="T1"> </text:span>lui<text:span text:style-name="T1"> </text:span>au<text:span text:style-name="T1"> </text:span>hasard,<text:span text:style-name="T1"> </text:span>rasant<text:span text:style-name="T1"> </text:span>de<text:span text:style-name="T1"> </text:span>près<text:span text:style-name="T1"> </text:span>les<text:span text:style-name="T1"> </text:span>maisons,<text:span text:style-name="T1"> </text:span>comme<text:span text:style-name="T1"> </text:span>un<text:span text:style-name="T1"> </text:span>homme<text:span text:style-name="T1"> </text:span>humilié<text:span text:style-name="T1"> </text:span>et<text:span text:style-name="T1"> </text:span>triste.<text:span text:style-name="T1"> </text:span>Il<text:span text:style-name="T1"> </text:span>ne<text:span text:style-name="T1"> </text:span>se<text:span text:style-name="T1"> </text:span>retourna<text:span text:style-name="T1"> </text:span>pas<text:span text:style-name="T1"> </text:span>une<text:span text:style-name="T1"> </text:span>seule<text:span text:style-name="T1"> </text:span>fois.<text:span text:style-name="T1"> </text:span>S'il<text:span text:style-name="T1"> </text:span>s'était<text:span text:style-name="T1"> </text:span>retourné,<text:span text:style-name="T1"> </text:span>il<text:span text:style-name="T1"> </text:span>aurait<text:span text:style-name="T1"> </text:span>vu<text:span text:style-name="T1"> </text:span>l'aubergiste<text:span text:style-name="T1"> </text:span>de<text:span text:style-name="T1"> </text:span><text:span text:style-name="Emphasis">La</text:span><text:span text:style-name="Emphasis"><text:span text:style-name="T1"> </text:span></text:span><text:span text:style-name="Emphasis">Croix-de-Colbas</text:span><text:span text:style-name="T1"> </text:span>sur<text:span text:style-name="T1"> </text:span>le<text:span text:style-name="T1"> </text:span>seuil<text:span text:style-name="T1"> </text:span>de<text:span text:style-name="T1"> </text:span>sa<text:span text:style-name="T1"> </text:span>porte,<text:span text:style-name="T1"> </text:span>entouré<text:span text:style-name="T1"> </text:span>de<text:span text:style-name="T1"> </text:span>tous<text:span text:style-name="T1"> </text:span>les<text:span text:style-name="T1"> </text:span>voyageurs<text:span text:style-name="T1"> </text:span>de<text:span text:style-name="T1"> </text:span>son<text:span text:style-name="T1"> </text:span>auberge<text:span text:style-name="T1"> </text:span>et<text:span text:style-name="T1"> </text:span>de<text:span text:style-name="T1"> </text:span>tous<text:span text:style-name="T1"> </text:span>les<text:span text:style-name="T1"> </text:span>passants<text:span text:style-name="T1"> </text:span>de<text:span text:style-name="T1"> </text:span>la<text:span text:style-name="T1"> </text:span>rue,<text:span text:style-name="T1"> </text:span>parlant<text:span text:style-name="T1"> </text:span>vivement<text:span text:style-name="T1"> </text:span>et<text:span text:style-name="T1"> </text:span>le<text:span text:style-name="T1"> </text:span>désignant<text:span text:style-name="T1"> </text:span>du<text:span text:style-name="T1"> </text:span>doigt,<text:span text:style-name="T1"> </text:span>et,<text:span text:style-name="T1"> </text:span>aux<text:span text:style-name="T1"> </text:span>regards<text:span text:style-name="T1"> </text:span>de<text:span text:style-name="T1"> </text:span>défiance<text:span text:style-name="T1"> </text:span>et<text:span text:style-name="T1"> </text:span>d'effroi<text:span text:style-name="T1"> </text:span>du<text:span text:style-name="T1"> </text:span>groupe,<text:span text:style-name="T1"> </text:span>il<text:span text:style-name="T1"> </text:span>aurait<text:span text:style-name="T1"> </text:span>deviné<text:span text:style-name="T1"> </text:span>qu'avant<text:span text:style-name="T1"> </text:span>peu<text:span text:style-name="T1"> </text:span>son<text:span text:style-name="T1"> </text:span>arrivée<text:span text:style-name="T1"> </text:span>serait<text:span text:style-name="T1"> </text:span>l'événement<text:span text:style-name="T1"> </text:span>de<text:span text:style-name="T1"> </text:span>toute<text:span text:style-name="T1"> </text:span>la<text:span text:style-name="T1"> </text:span>ville.<text:span text:style-name="T1"> </text:span><text:line-break/><text:line-break/>Victor<text:span text:style-name="T1"> </text:span>Hugo,<text:span text:style-name="T1"> </text:span><text:span text:style-name="T35">Les</text:span><text:span text:style-name="T36"> </text:span><text:span text:style-name="T35">Misérables</text:span>.<text:span text:style-name="T1"> </text:span></text:p>
      <text:p text:style-name="P25"/>
      <text:p text:style-name="P3"><text:span text:style-name="T31">DICTEE</text:span><text:line-break/><text:line-break/>L'homme<text:span text:style-name="T1"> </text:span>baissa<text:span text:style-name="T1"> </text:span>la<text:span text:style-name="T1"> </text:span>tête,<text:span text:style-name="T1"> </text:span>ramassa<text:span text:style-name="T1"> </text:span>le<text:span text:style-name="T1"> </text:span>sac<text:span text:style-name="T1"> </text:span>qu'il<text:span text:style-name="T1"> </text:span>avait<text:span text:style-name="T1"> </text:span>déposé<text:span text:style-name="T1"> </text:span>à<text:span text:style-name="T1"> </text:span>terre,<text:span text:style-name="T1"> </text:span>et<text:span text:style-name="T1"> </text:span>s'en<text:span text:style-name="T1"> </text:span>alla.<text:line-break/>Il<text:span text:style-name="T1"> </text:span>prit<text:span text:style-name="T1"> </text:span>la<text:span text:style-name="T1"> </text:span>grande<text:span text:style-name="T1"> </text:span>rue.<text:span text:style-name="T1"> </text:span>Il<text:span text:style-name="T1"> </text:span>marchait<text:span text:style-name="T1"> </text:span>devant<text:span text:style-name="T1"> </text:span>lui<text:span text:style-name="T1"> </text:span>au<text:span text:style-name="T1"> </text:span>hasard,<text:span text:style-name="T1"> </text:span>rasant<text:span text:style-name="T1"> </text:span>de<text:span text:style-name="T1"> </text:span>près<text:span text:style-name="T1"> </text:span>les<text:span text:style-name="T1"> </text:span>maisons,<text:span text:style-name="T1"> </text:span>comme<text:span text:style-name="T1"> </text:span>un<text:span text:style-name="T1"> </text:span>homme<text:span text:style-name="T1"> </text:span>humilié<text:span text:style-name="T1"> </text:span>et<text:span text:style-name="T1"> </text:span>triste.<text:span text:style-name="T1"> </text:span>Il<text:span text:style-name="T1"> </text:span>ne<text:span text:style-name="T1"> </text:span>se<text:span text:style-name="T1"> </text:span>retourna<text:span text:style-name="T1"> </text:span>pas<text:span text:style-name="T1"> </text:span>une<text:span text:style-name="T1"> </text:span>seule<text:span text:style-name="T1"> </text:span>fois.<text:span text:style-name="T1"> </text:span>S'il<text:span text:style-name="T1"> </text:span>s'était<text:span text:style-name="T1"> </text:span>retourné,<text:span text:style-name="T1"> </text:span>il<text:span text:style-name="T1"> </text:span>aurait<text:span text:style-name="T1"> </text:span>vu<text:span text:style-name="T1"> </text:span>l'aubergiste<text:span text:style-name="T1"> </text:span>de<text:span text:style-name="T1"> </text:span><text:span text:style-name="Emphasis">La</text:span><text:span text:style-name="Emphasis"><text:span text:style-name="T1"> </text:span></text:span><text:span text:style-name="Emphasis">Croix-de-Colbas</text:span><text:span text:style-name="T1"> </text:span>sur<text:span text:style-name="T1"> </text:span>le<text:span text:style-name="T1"> </text:span>seuil<text:span text:style-name="T1"> </text:span>de<text:span text:style-name="T1"> </text:span>sa<text:span text:style-name="T1"> </text:span>porte,<text:span text:style-name="T1"> </text:span>entouré<text:span text:style-name="T1"> </text:span>de<text:span text:style-name="T1"> </text:span>tous<text:span text:style-name="T1"> </text:span>les<text:span text:style-name="T1"> </text:span>voyageurs<text:span text:style-name="T1"> </text:span>de<text:span text:style-name="T1"> </text:span>son<text:span text:style-name="T1"> </text:span>auberge<text:span text:style-name="T1"> </text:span>et<text:span text:style-name="T1"> </text:span>de<text:span text:style-name="T1"> </text:span>tous<text:span text:style-name="T1"> </text:span>les<text:span text:style-name="T1"> </text:span>passants<text:span text:style-name="T1"> </text:span>de<text:span text:style-name="T1"> </text:span>la<text:span text:style-name="T1"> </text:span>rue,<text:span text:style-name="T1"> </text:span>parlant<text:span text:style-name="T1"> </text:span>vivement<text:span text:style-name="T1"> </text:span>et<text:span text:style-name="T1"> </text:span>le<text:span text:style-name="T1"> </text:span>désignant<text:span text:style-name="T1"> </text:span>du<text:span text:style-name="T1"> </text:span>doigt,<text:span text:style-name="T1"> </text:span>et,<text:span text:style-name="T1"> </text:span>aux<text:span text:style-name="T1"> </text:span>regards<text:span text:style-name="T1"> </text:span>de<text:span text:style-name="T1"> </text:span>défiance<text:span text:style-name="T1"> </text:span>et<text:span text:style-name="T1"> </text:span>d'effroi<text:span text:style-name="T1"> </text:span>du<text:span text:style-name="T1"> </text:span>groupe,<text:span text:style-name="T1"> </text:span>il<text:span text:style-name="T1"> </text:span>aurait<text:span text:style-name="T1"> </text:span>deviné<text:span text:style-name="T1"> </text:span>qu'avant<text:span text:style-name="T1"> </text:span>peu<text:span text:style-name="T1"> </text:span>son<text:span text:style-name="T1"> </text:span>arrivée<text:span text:style-name="T1"> </text:span>serait<text:span text:style-name="T1"> </text:span>l'événement<text:span text:style-name="T1"> </text:span>de<text:span text:style-name="T1"> </text:span>toute<text:span text:style-name="T1"> </text:span>la<text:span text:style-name="T1"> </text:span>ville.<text:span text:style-name="T1"> </text:span><text:line-break/><text:soft-page-break/><text:line-break/>Victor<text:span text:style-name="T1"> </text:span>Hugo,<text:span text:style-name="T1"> </text:span><text:span text:style-name="T35">Les</text:span><text:span text:style-name="T36"> </text:span><text:span text:style-name="T35">Misérables</text:span>.<text:span text:style-name="T1"> </text:span></text:p>
      <text:p text:style-name="P6"><text:span text:style-name="T28"><text:tab/>Questions</text:span><text:span text:style-name="T17"> </text:span><text:span text:style-name="T16">(</text:span><text:span text:style-name="T22">15 POINTS</text:span><text:span text:style-name="T16">)</text:span><text:span text:style-name="T17"> </text:span></text:p>
      <text:p text:style-name="P10"><text:span text:style-name="T18">I/</text:span><text:span text:style-name="T19"> </text:span><text:span text:style-name="T20">Un</text:span><text:span text:style-name="T21"> </text:span><text:span text:style-name="T20">aubergiste</text:span><text:span text:style-name="T21"> </text:span><text:span text:style-name="T20">singulier</text:span><text:span text:style-name="T19"> </text:span><text:span text:style-name="T18">(6 points)</text:span></text:p>
      <text:p text:style-name="P10"><text:span text:style-name="T18"><text:line-break/><text:line-break/></text:span><text:span text:style-name="T37">1.a)</text:span><text:span text:style-name="T9"> </text:span><text:span text:style-name="T8">Quelle</text:span><text:span text:style-name="T9"> </text:span><text:span text:style-name="T8">est</text:span><text:span text:style-name="T9"> </text:span><text:span text:style-name="T8">la</text:span><text:span text:style-name="T9"> </text:span><text:span text:style-name="T8">valeur</text:span><text:span text:style-name="T9"> </text:span><text:span text:style-name="T8">de</text:span><text:span text:style-name="T9"> </text:span><text:span text:style-name="T8">l'imparfait</text:span><text:span text:style-name="T9"> </text:span><text:span text:style-name="T8">de</text:span><text:span text:style-name="T9"> </text:span><text:span text:style-name="T8">la</text:span><text:span text:style-name="T9"> </text:span><text:span text:style-name="T8">première</text:span><text:span text:style-name="T9"> </text:span><text:span text:style-name="T8">ligne ?</text:span><text:span text:style-name="T9"> </text:span><text:span text:style-name="T8">(0.5</text:span><text:span text:style-name="T9"> </text:span><text:span text:style-name="T8">point)</text:span></text:p>
      <text:p text:style-name="P16"><text:span text:style-name="T1">………………………………………………………………………………………………………………………………</text:span>.</text:p>
      <text:p text:style-name="P10"><text:span text:style-name="T9"><text:s text:c="3"/></text:span><text:span text:style-name="T8">b)</text:span><text:span text:style-name="T9"> </text:span><text:span text:style-name="T8">Quelle</text:span><text:span text:style-name="T9"> </text:span><text:span text:style-name="T8">est</text:span><text:span text:style-name="T9"> </text:span><text:span text:style-name="T8">la</text:span><text:span text:style-name="T9"> </text:span><text:span text:style-name="T8">valeur</text:span><text:span text:style-name="T9"> </text:span><text:span text:style-name="T8">du</text:span><text:span text:style-name="T9"> </text:span><text:span text:style-name="T8">passé</text:span><text:span text:style-name="T9"> </text:span><text:span text:style-name="T8">simple</text:span><text:span text:style-name="T9"> </text:span><text:span text:style-name="T8">dans</text:span><text:span text:style-name="T9"> </text:span><text:span text:style-name="T8">les</text:span><text:span text:style-name="T9"> </text:span><text:span text:style-name="T8">verbes</text:span><text:span text:style-name="T9"> </text:span><text:span text:style-name="T8">employés</text:span><text:span text:style-name="T9"> </text:span><text:span text:style-name="T8">des</text:span><text:span text:style-name="T9"> </text:span><text:span text:style-name="T8">lignes 1</text:span><text:span text:style-name="T9"> </text:span><text:span text:style-name="T8">à 5 ?</text:span><text:span text:style-name="T9"> </text:span><text:span text:style-name="T8">(0.5 point)</text:span></text:p>
      <text:p text:style-name="P16"><text:span text:style-name="T1">………………………………………………………………………………………………………………………………</text:span>.</text:p>
      <text:p text:style-name="P10"><text:span text:style-name="T9"><text:s text:c="3"/></text:span><text:span text:style-name="T8">c)</text:span><text:span text:style-name="T9"> </text:span><text:span text:style-name="T8">Sur</text:span><text:span text:style-name="T9"> </text:span><text:span text:style-name="T8">quel</text:span><text:span text:style-name="T9"> </text:span><text:span text:style-name="T8">personnage</text:span><text:span text:style-name="T9"> </text:span><text:span text:style-name="T8">l'emploi</text:span><text:span text:style-name="T9"> </text:span><text:span text:style-name="T8">de</text:span><text:span text:style-name="T9"> </text:span><text:span text:style-name="T8">ces</text:span><text:span text:style-name="T9"> </text:span><text:span text:style-name="T8">temps</text:span><text:span text:style-name="T9"> </text:span><text:span text:style-name="T8">attire-t-il</text:span><text:span text:style-name="T9"> </text:span><text:span text:style-name="T8">l'attention ?</text:span><text:span text:style-name="T9"> </text:span><text:span text:style-name="T8">(0,5 point)</text:span></text:p>
      <text:p text:style-name="P15"><text:span text:style-name="T9">………………………………………………………………………………………………………………………………</text:span><text:span text:style-name="T9">………………………………………………………………………………………………………………………………</text:span></text:p>
      <text:p text:style-name="P10"><text:span text:style-name="T8"><text:line-break/></text:span><text:span text:style-name="T37">2.a)</text:span><text:span text:style-name="T9"> </text:span><text:span text:style-name="T8">Dans</text:span><text:span text:style-name="T9"> </text:span><text:span text:style-name="T8">le</text:span><text:span text:style-name="T9"> </text:span><text:span text:style-name="T8">reste</text:span><text:span text:style-name="T9"> </text:span><text:span text:style-name="T8">du</text:span><text:span text:style-name="T9"> </text:span><text:span text:style-name="T8">texte,</text:span><text:span text:style-name="T9"> </text:span><text:span text:style-name="T8">quel</text:span><text:span text:style-name="T9"> </text:span><text:span text:style-name="T8">nom</text:span><text:span text:style-name="T9"> </text:span><text:span text:style-name="T8">reprend</text:span><text:span text:style-name="T9"> </text:span><text:span text:style-name="T8">le</text:span><text:span text:style-name="T9"> </text:span><text:span text:style-name="T8">terme</text:span><text:span text:style-name="T9"> </text:span><text:span text:style-name="T8">d'« </text:span><text:span text:style-name="T10">aubergiste »</text:span><text:span text:style-name="T8"> ?</text:span><text:span text:style-name="T9"> </text:span><text:span text:style-name="T8">(0,5 point)</text:span></text:p>
      <text:p text:style-name="P16"><text:span text:style-name="T1">………………………………………………………………………………………………………………………………</text:span>.</text:p>
      <text:p text:style-name="P10"><text:span text:style-name="T38"><text:s text:c="3"/></text:span><text:span text:style-name="T37">b)</text:span><text:span text:style-name="T9"> </text:span><text:span text:style-name="T8">Quelle</text:span><text:span text:style-name="T9"> </text:span><text:span text:style-name="T8">qualité</text:span><text:span text:style-name="T9"> </text:span><text:span text:style-name="T8">peut-on</text:span><text:span text:style-name="T9"> </text:span><text:span text:style-name="T8">attendre</text:span><text:span text:style-name="T9"> </text:span><text:span text:style-name="T8">du</text:span><text:span text:style-name="T9"> </text:span><text:span text:style-name="T8">personnage</text:span><text:span text:style-name="T9"> </text:span><text:span text:style-name="T8">ainsi</text:span><text:span text:style-name="T9"> </text:span><text:span text:style-name="T8">désigné ?</text:span><text:span text:style-name="T9"> </text:span><text:span text:style-name="T8">(1 point)</text:span></text:p>
      <text:p text:style-name="P16"><text:span text:style-name="T1">………………………………………………………………………………………………………………………………</text:span>.</text:p>
      <text:p text:style-name="P10"><text:span text:style-name="T8"><text:line-break/></text:span><text:span text:style-name="T37">3.a)</text:span><text:span text:style-name="T9"> </text:span><text:span text:style-name="T8">Des</text:span><text:span text:style-name="T9"> </text:span><text:span text:style-name="T8">lignes</text:span><text:span text:style-name="T9"> </text:span><text:span text:style-name="T8">21</text:span><text:span text:style-name="T9"> </text:span><text:span text:style-name="T8">à</text:span><text:span text:style-name="T9"> </text:span><text:span text:style-name="T8">27</text:span><text:span text:style-name="T9"> </text:span><text:span text:style-name="T8">:</text:span><text:span text:style-name="T9"> </text:span><text:span text:style-name="T8">quelle</text:span><text:span text:style-name="T9"> </text:span><text:span text:style-name="T8">phrase</text:span><text:span text:style-name="T9"> </text:span><text:span text:style-name="T8">l</text:span><text:span text:style-name="T9">’</text:span><text:span text:style-name="T8">aubergiste</text:span><text:span text:style-name="T9"> </text:span><text:span text:style-name="T8">répète-t-il ?</text:span><text:span text:style-name="T9"> </text:span><text:span text:style-name="T8">De</text:span><text:span text:style-name="T9"> </text:span><text:span text:style-name="T8">quelle</text:span><text:span text:style-name="T9"> </text:span><text:span text:style-name="T8">forme</text:span><text:span text:style-name="T9"> </text:span><text:span text:style-name="T8">de</text:span><text:span text:style-name="T9"> </text:span><text:span text:style-name="T8">phrase</text:span><text:span text:style-name="T9"> </text:span><text:span text:style-name="T8">s</text:span><text:span text:style-name="T9">’</text:span><text:span text:style-name="T8">agit-il ?</text:span><text:span text:style-name="T9"> </text:span><text:span text:style-name="T8">(1</text:span><text:span text:style-name="T9"> </text:span><text:span text:style-name="T8">point)</text:span></text:p>
      <text:p text:style-name="P16"><text:span text:style-name="T1">………………………………………………………………………………………………………………………………</text:span>.</text:p>
      <text:p text:style-name="P16"><text:span text:style-name="T1">………………………………………………………………………………………………………………………………</text:span>.</text:p>
      <text:p text:style-name="P10"><text:span text:style-name="T8"> <text:line-break/></text:span><text:span text:style-name="T38"> <text:s text:c="2"/></text:span><text:span text:style-name="T37">b)</text:span><text:span text:style-name="T9"> </text:span><text:span text:style-name="T8">De</text:span><text:span text:style-name="T9"> </text:span><text:span text:style-name="T8">la</text:span><text:span text:style-name="T9"> </text:span><text:span text:style-name="T8">ligne</text:span><text:span text:style-name="T9"> </text:span><text:span text:style-name="T8">41</text:span><text:span text:style-name="T9"> </text:span><text:span text:style-name="T8">à</text:span><text:span text:style-name="T9"> </text:span><text:span text:style-name="T8">la</text:span><text:span text:style-name="T9"> </text:span><text:span text:style-name="T8">fin</text:span><text:span text:style-name="T9"> </text:span><text:span text:style-name="T8">:</text:span><text:span text:style-name="T9"> </text:span><text:span text:style-name="T8">relevez</text:span><text:span text:style-name="T9"> </text:span><text:span text:style-name="T8">au</text:span><text:span text:style-name="T9"> </text:span><text:span text:style-name="T8">moins</text:span><text:span text:style-name="T9"> </text:span><text:span text:style-name="T8">deux</text:span><text:span text:style-name="T9"> </text:span><text:span text:style-name="T8">expressions</text:span><text:span text:style-name="T9"> </text:span><text:span text:style-name="T8">du</text:span><text:span text:style-name="T9"> </text:span><text:span text:style-name="T8">texte</text:span><text:span text:style-name="T9"> </text:span><text:span text:style-name="T8">qui</text:span><text:span text:style-name="T9"> </text:span><text:span text:style-name="T8">caractérisent</text:span><text:span text:style-name="T9"> </text:span><text:span text:style-name="T8">la</text:span><text:span text:style-name="T9"> </text:span><text:span text:style-name="T8">manière</text:span><text:span text:style-name="T9"> </text:span><text:span text:style-name="T8">dont</text:span><text:span text:style-name="T9"> </text:span><text:span text:style-name="T8">l'aubergiste</text:span><text:span text:style-name="T9"> </text:span><text:span text:style-name="T8">parle</text:span><text:span text:style-name="T9"> </text:span><text:span text:style-name="T8">au</text:span><text:span text:style-name="T9"> </text:span><text:span text:style-name="T8">voyageur.</text:span><text:span text:style-name="T9"> </text:span><text:span text:style-name="T8">(1 point)</text:span></text:p>
      <text:p text:style-name="P16"><text:span text:style-name="T1">………………………………………………………………………………………………………………………………</text:span>.</text:p>
      <text:p text:style-name="P16"><text:span text:style-name="T1">………………………………………………………………………………………………………………………………</text:span>.</text:p>
      <text:p text:style-name="P10"><text:span text:style-name="T9"><text:s text:c="2"/></text:span><text:span text:style-name="T9"><text:s/></text:span><text:span text:style-name="T8">4)</text:span><text:span text:style-name="T9"> </text:span><text:span text:style-name="T8">Jacquin</text:span><text:span text:style-name="T9"> </text:span><text:span text:style-name="T8">Labarre</text:span><text:span text:style-name="T9"> </text:span><text:span text:style-name="T8">vous</text:span><text:span text:style-name="T9"> </text:span><text:span text:style-name="T8">semble-t-il</text:span><text:span text:style-name="T9"> </text:span><text:span text:style-name="T8">vraiment</text:span><text:span text:style-name="T9"> </text:span><text:span text:style-name="T8">être</text:span><text:span text:style-name="T9"> </text:span><text:span text:style-name="T8">un</text:span><text:span text:style-name="T9"> </text:span><text:span text:style-name="T10">"digne</text:span><text:span text:style-name="T11"> </text:span><text:span text:style-name="T10">aubergiste"</text:span><text:span text:style-name="T8">.</text:span><text:span text:style-name="T9"> </text:span><text:span text:style-name="T8">Justifiez</text:span><text:span text:style-name="T9"> </text:span><text:span text:style-name="T8">votre</text:span><text:span text:style-name="T9"> </text:span><text:span text:style-name="T8">réponse.</text:span><text:span text:style-name="T9"> </text:span><text:span text:style-name="T8">(1 point)</text:span></text:p>
      <text:p text:style-name="P16"><text:span text:style-name="T1">………………………………………………………………………………………………………………………………</text:span>.</text:p>
      <text:p text:style-name="P16"><text:span text:style-name="T1">………………………………………………………………………………………………………………………………</text:span>.</text:p>
      <text:p text:style-name="P16"><text:span text:style-name="T1">………………………………………………………………………………………………………………………………</text:span>.</text:p>
      <text:p text:style-name="P11"/>
      <text:p text:style-name="P23"/>
      <text:p text:style-name="P6"><text:span text:style-name="T18">II/</text:span><text:span text:style-name="T19"> </text:span><text:span text:style-name="T20">Un</text:span><text:span text:style-name="T21"> </text:span><text:span text:style-name="T20">voyageur</text:span><text:span text:style-name="T21"> </text:span><text:span text:style-name="T20">indésirable</text:span><text:span text:style-name="T19"> </text:span><text:span text:style-name="T18">(5 points)</text:span><text:span text:style-name="T12"><text:line-break/></text:span><text:span text:style-name="T8"><text:line-break/></text:span><text:span text:style-name="T37">4.a)</text:span><text:span text:style-name="T9"> </text:span><text:span text:style-name="T10">« Mais</text:span><text:span text:style-name="T11"> </text:span><text:span text:style-name="T10">je</text:span><text:span text:style-name="T11"> </text:span><text:span text:style-name="T10">meurs</text:span><text:span text:style-name="T11"> </text:span><text:span text:style-name="T10">de</text:span><text:span text:style-name="T11"> </text:span><text:span text:style-name="T10">faim,</text:span><text:span text:style-name="T11"> </text:span><text:span text:style-name="T10">moi. »</text:span><text:span text:style-name="T11"> </text:span><text:span text:style-name="T8">(ligne</text:span><text:span text:style-name="T9"> </text:span><text:span text:style-name="T8">29),</text:span><text:span text:style-name="T9"> </text:span><text:span text:style-name="T8">Quelle</text:span><text:span text:style-name="T9"> </text:span><text:span text:style-name="T8">est</text:span><text:span text:style-name="T9"> </text:span><text:span text:style-name="T8">la</text:span><text:span text:style-name="T9"> </text:span><text:span text:style-name="T8">relation</text:span><text:span text:style-name="T9"> </text:span><text:span text:style-name="T8">logique</text:span><text:span text:style-name="T9"> </text:span><text:span text:style-name="T8">exprimée</text:span><text:span text:style-name="T9"> </text:span><text:span text:style-name="T8">par</text:span><text:span text:style-name="T9"> </text:span><text:span text:style-name="T8">la</text:span><text:span text:style-name="T9"> </text:span><text:span text:style-name="T8">conjonction</text:span><text:span text:style-name="T9"> </text:span><text:span text:style-name="T8">de</text:span><text:span text:style-name="T9"> </text:span><text:span text:style-name="T8">coordination</text:span><text:span text:style-name="T9"> </text:span><text:span text:style-name="T10">« mais »</text:span><text:span text:style-name="T9"> </text:span><text:span text:style-name="T8">(0.5 point)</text:span></text:p>
      <text:p text:style-name="P16"><text:span text:style-name="T1">………………………………………………………………………………………………………………………………</text:span>.</text:p>
      <text:p text:style-name="P6"><text:span text:style-name="T8"><text:line-break/></text:span><text:span text:style-name="T38"> <text:s text:c="2"/></text:span><text:span text:style-name="T37">b)</text:span><text:span text:style-name="T38"> <text:s/></text:span><text:span text:style-name="T10">« Je</text:span><text:span text:style-name="T11"> </text:span><text:span text:style-name="T10">suis</text:span><text:span text:style-name="T11"> </text:span><text:span text:style-name="T10">à</text:span><text:span text:style-name="T11"> </text:span><text:span text:style-name="T10">l'auberge,</text:span><text:span text:style-name="T11"> </text:span><text:span text:style-name="T10">j'ai</text:span><text:span text:style-name="T11"> </text:span><text:span text:style-name="T10">faim,</text:span><text:span text:style-name="T11"> </text:span><text:span text:style-name="T10">et</text:span><text:span text:style-name="T11"> </text:span><text:span text:style-name="T10">je</text:span><text:span text:style-name="T11"> </text:span><text:span text:style-name="T10">reste »</text:span><text:span text:style-name="T9"> </text:span><text:span text:style-name="T8">(ligne</text:span><text:span text:style-name="T9"> </text:span><text:span text:style-name="T8">42) :</text:span><text:span text:style-name="T9"> </text:span><text:span text:style-name="T8">quelle</text:span><text:span text:style-name="T9"> </text:span><text:span text:style-name="T8">est</text:span><text:span text:style-name="T9"> </text:span><text:span text:style-name="T8">la</text:span><text:span text:style-name="T9"> </text:span><text:span text:style-name="T8">relation</text:span><text:span text:style-name="T9"> </text:span><text:span text:style-name="T8">logique</text:span><text:span text:style-name="T9"> </text:span><text:span text:style-name="T8">exprimée</text:span><text:span text:style-name="T9"> </text:span><text:span text:style-name="T13">ici</text:span><text:span text:style-name="T9"> </text:span><text:span text:style-name="T8">par</text:span><text:span text:style-name="T9"> </text:span><text:span text:style-name="T8">la</text:span><text:span text:style-name="T9"> </text:span><text:span text:style-name="T8">conjonction</text:span><text:span text:style-name="T9"> </text:span><text:span text:style-name="T8">de</text:span><text:span text:style-name="T9"> </text:span><text:span text:style-name="T8">coordination</text:span><text:span text:style-name="T9"> </text:span><text:span text:style-name="T10">« et »</text:span><text:span text:style-name="T9"> </text:span><text:span text:style-name="T8">(0.5</text:span><text:span text:style-name="T9"> </text:span><text:span text:style-name="T8">point)</text:span></text:p>
      <text:p text:style-name="P16"><text:span text:style-name="T1">………………………………………………………………………………………………………………………………</text:span>.</text:p>
      <text:p text:style-name="P6"><text:span text:style-name="T8"><text:line-break/></text:span><text:span text:style-name="T38"> <text:s text:c="2"/></text:span><text:span text:style-name="T37">c)</text:span><text:span text:style-name="T38"> </text:span><text:span text:style-name="T8">Quelle</text:span><text:span text:style-name="T9"> </text:span><text:span text:style-name="T8">est</text:span><text:span text:style-name="T9"> </text:span><text:span text:style-name="T8">ainsi</text:span><text:span text:style-name="T9"> </text:span><text:span text:style-name="T8">l'attitude</text:span><text:span text:style-name="T9"> </text:span><text:span text:style-name="T8">du</text:span><text:span text:style-name="T9"> </text:span><text:span text:style-name="T8">voyageur</text:span><text:span text:style-name="T9"> </text:span><text:span text:style-name="T8">à</text:span><text:span text:style-name="T9"> </text:span><text:span text:style-name="T8">l</text:span><text:span text:style-name="T9">’</text:span><text:span text:style-name="T8">égard</text:span><text:span text:style-name="T9"> </text:span><text:span text:style-name="T8">de</text:span><text:span text:style-name="T9"> </text:span><text:span text:style-name="T8">l</text:span><text:span text:style-name="T9">’</text:span><text:span text:style-name="T8">aubergiste ?</text:span><text:span text:style-name="T9"> </text:span><text:span text:style-name="T8">Pourquoi</text:span><text:span text:style-name="T9"> </text:span><text:span text:style-name="T8">selon</text:span><text:span text:style-name="T9"> </text:span><text:span text:style-name="T8">vous ?</text:span><text:span text:style-name="T9"> </text:span><text:span text:style-name="T8">(1.5 point)</text:span></text:p>
      <text:p text:style-name="P16"><text:span text:style-name="T1">………………………………………………………………………………………………………………………………</text:span>.</text:p>
      <text:p text:style-name="P16"><text:span text:style-name="T1">………………………………………………………………………………………………………………………………</text:span>.</text:p>
      <text:p text:style-name="P16"><text:span text:style-name="T1">………………………………………………………………………………………………………………………………</text:span>.</text:p>
      <text:p text:style-name="P16"><text:span text:style-name="T1">………………………………………………………………………………………………………………………………</text:span>.</text:p>
      <text:p text:style-name="P7"><text:line-break/></text:p>
      <text:p text:style-name="P6"><text:span text:style-name="T8"><text:line-break/></text:span><text:span text:style-name="T37">5.</text:span><text:span text:style-name="T9"> </text:span><text:span text:style-name="T8">Dans</text:span><text:span text:style-name="T9"> </text:span><text:span text:style-name="T8">l'ensemble</text:span><text:span text:style-name="T9"> </text:span><text:span text:style-name="T8">du</text:span><text:span text:style-name="T9"> </text:span><text:span text:style-name="T8">texte,</text:span><text:span text:style-name="T9"> </text:span><text:span text:style-name="T8">relevez</text:span><text:span text:style-name="T9"> </text:span><text:span text:style-name="T8">les</text:span><text:span text:style-name="T9"> </text:span><text:span text:style-name="T8">noms</text:span><text:span text:style-name="T9"> </text:span><text:span text:style-name="T8">et</text:span><text:span text:style-name="T9"> </text:span><text:span text:style-name="T8">groupes</text:span><text:span text:style-name="T9"> </text:span><text:span text:style-name="T8">nominaux</text:span><text:span text:style-name="T9"> </text:span><text:span text:style-name="T8">utilisés</text:span><text:span text:style-name="T9"> </text:span><text:span text:style-name="T8">pour</text:span><text:span text:style-name="T9"> </text:span><text:span text:style-name="T8">désigner</text:span><text:span text:style-name="T9"> </text:span><text:span text:style-name="T8">le</text:span><text:span text:style-name="T9"> </text:span><text:span text:style-name="T10">"voyageur"</text:span><text:span text:style-name="T8"><text:line-break/><text:line-break/></text:span><text:span text:style-name="T37">a)</text:span><text:span text:style-name="T9"> </text:span><text:span text:style-name="T8">par</text:span><text:span text:style-name="T9"> </text:span><text:span text:style-name="T8">le</text:span><text:span text:style-name="T9"> </text:span><text:span text:style-name="T8">narrateur</text:span><text:span text:style-name="T9"> </text:span><text:span text:style-name="T8">(1 point) :</text:span></text:p>
      <text:p text:style-name="P16"><text:span text:style-name="T1">………………………………………………………………………………………………………………………………</text:span>.</text:p>
      <text:p text:style-name="P16"><text:span text:style-name="T1">………………………………………………………………………………………………………………………………</text:span>.</text:p>
      <text:p text:style-name="P6"><text:span text:style-name="T8"><text:line-break/></text:span><text:span text:style-name="T37">b)</text:span><text:span text:style-name="T9"> </text:span><text:span text:style-name="T8">par</text:span><text:span text:style-name="T9"> </text:span><text:span text:style-name="T8">l'aubergiste</text:span><text:span text:style-name="T9"> </text:span><text:span text:style-name="T8">(0,5 point) :</text:span></text:p>
      <text:p text:style-name="P16"><text:span text:style-name="T1">………………………………………………………………………………………………………………………………</text:span>.</text:p>
      <text:p text:style-name="P6"><text:span text:style-name="T8"><text:line-break/></text:span><text:span text:style-name="T37">c)</text:span><text:span text:style-name="T9"> </text:span><text:span text:style-name="T8">En</text:span><text:span text:style-name="T9"> </text:span><text:span text:style-name="T8">quoi</text:span><text:span text:style-name="T9"> </text:span><text:span text:style-name="T8">la</text:span><text:span text:style-name="T9"> </text:span><text:span text:style-name="T8">désignation</text:span><text:span text:style-name="T9"> </text:span><text:span text:style-name="T8">utilisée</text:span><text:span text:style-name="T9"> </text:span><text:span text:style-name="T8">par</text:span><text:span text:style-name="T9"> </text:span><text:span text:style-name="T8">l</text:span><text:span text:style-name="T9">’</text:span><text:span text:style-name="T8">aubergiste</text:span><text:span text:style-name="T9"> </text:span><text:span text:style-name="T8">est-elle</text:span><text:span text:style-name="T9"> </text:span><text:span text:style-name="T8">une</text:span><text:span text:style-name="T9"> </text:span><text:span text:style-name="T8">révélation</text:span><text:span text:style-name="T9"> </text:span><text:span text:style-name="T8">pour</text:span><text:span text:style-name="T9"> </text:span><text:span text:style-name="T8">le</text:span><text:span text:style-name="T9"> </text:span><text:span text:style-name="T10">« voyageur »</text:span><text:span text:style-name="T8"> ?</text:span><text:span text:style-name="T9"> </text:span><text:span text:style-name="T8">(1 point)</text:span></text:p>
      <text:p text:style-name="P16"><text:span text:style-name="T1">………………………………………………………………………………………………………………………………</text:span>.</text:p>
      <text:p text:style-name="P16"><text:span text:style-name="T1">………………………………………………………………………………………………………………………………</text:span>.</text:p>
      <text:p text:style-name="P7"/>
      <text:p text:style-name="P22"/>
      <text:p text:style-name="P19"><text:span text:style-name="T18">III/</text:span><text:span text:style-name="T19"> </text:span><text:span text:style-name="T20">Le</text:span><text:span text:style-name="T21"> </text:span><text:span text:style-name="T20">face</text:span><text:span text:style-name="T21"> </text:span><text:span text:style-name="T20">à</text:span><text:span text:style-name="T21"> </text:span><text:span text:style-name="T20">face</text:span><text:span text:style-name="T19"> </text:span><text:span text:style-name="T18">(4 points)</text:span><text:span text:style-name="T12"><text:line-break/></text:span><text:span text:style-name="T8"><text:line-break/></text:span><text:span text:style-name="T37">6.</text:span><text:span text:style-name="T9"> </text:span><text:span text:style-name="T8">Quel</text:span><text:span text:style-name="T9"> </text:span><text:span text:style-name="T8">est</text:span><text:span text:style-name="T9"> </text:span><text:span text:style-name="T8">l'enjeu</text:span><text:span text:style-name="T9"> </text:span><text:span text:style-name="T8">de</text:span><text:span text:style-name="T9"> </text:span><text:span text:style-name="T8">la</text:span><text:span text:style-name="T9"> </text:span><text:span text:style-name="T8">discussion</text:span><text:span text:style-name="T9"> </text:span><text:span text:style-name="T8">pour</text:span><text:span text:style-name="T9"> </text:span><text:span text:style-name="T8">chaque</text:span><text:span text:style-name="T9"> </text:span><text:span text:style-name="T8">personnage ?</text:span><text:span text:style-name="T9"> </text:span><text:span text:style-name="T8">(1 point)</text:span></text:p>
      <text:p text:style-name="P16"><text:span text:style-name="T1">………………………………………………………………………………………………………………………………</text:span>.</text:p>
      <text:p text:style-name="P16"><text:span text:style-name="T1">………………………………………………………………………………………………………………………………</text:span>.</text:p>
      <text:p text:style-name="P16"><text:span text:style-name="T1">………………………………………………………………………………………………………………………………</text:span>.</text:p>
      <text:p text:style-name="P19"><text:span text:style-name="T8"><text:line-break/><text:line-break/></text:span><text:span text:style-name="T37">7.</text:span><text:span text:style-name="T9"> </text:span><text:span text:style-name="T14">Dans</text:span><text:span text:style-name="T15"> </text:span><text:span text:style-name="T14">les</text:span><text:span text:style-name="T15"> </text:span><text:span text:style-name="T14">lignes</text:span><text:span text:style-name="T15"> </text:span><text:span text:style-name="T14">32</text:span><text:span text:style-name="T15"> </text:span><text:span text:style-name="T14">à</text:span><text:span text:style-name="T15"> </text:span><text:span text:style-name="T14">40</text:span><text:span text:style-name="T8">,</text:span><text:span text:style-name="T9"> </text:span></text:p>
      <text:p text:style-name="P20">a)<text:span text:style-name="T1"> </text:span>Quel<text:span text:style-name="T1"> </text:span>type<text:span text:style-name="T1"> </text:span>de<text:span text:style-name="T1"> </text:span>phrase<text:span text:style-name="T1"> </text:span>est<text:span text:style-name="T1"> </text:span>le<text:span text:style-name="T1"> </text:span>plus<text:span text:style-name="T1"> </text:span>souvent<text:span text:style-name="T1"> </text:span>employé<text:span text:style-name="T1"> </text:span>par<text:span text:style-name="T1"> </text:span>Jean<text:span text:style-name="T1"> </text:span>Valjean?<text:span text:style-name="T1"> </text:span>(0.5<text:span text:style-name="T1"> </text:span>point)<text:span text:style-name="T1"> </text:span></text:p>
      <text:p text:style-name="P16"><text:span text:style-name="T1">………………………………………………………………………………………………………………………………</text:span>.</text:p>
      <text:p text:style-name="P19"><text:span text:style-name="T8">b)</text:span><text:span text:style-name="T9"> </text:span><text:span text:style-name="T8">Pourquoi</text:span><text:span text:style-name="T9"> </text:span><text:span text:style-name="T8">selon</text:span><text:span text:style-name="T9"> </text:span><text:span text:style-name="T8">vous</text:span><text:span text:style-name="T9"> </text:span><text:span text:style-name="T8">?</text:span><text:span text:style-name="T9"> </text:span><text:span text:style-name="T8">(1 point)</text:span></text:p>
      <text:p text:style-name="P16"><text:span text:style-name="T1">………………………………………………………………………………………………………………………………</text:span>.</text:p>
      <text:p text:style-name="P16"><text:span text:style-name="T1">………………………………………………………………………………………………………………………………</text:span>.</text:p>
      <text:p text:style-name="P19"><text:span text:style-name="T8"><text:line-break/></text:span><text:span text:style-name="T37">3.</text:span><text:span text:style-name="T9"> </text:span><text:span text:style-name="T8">a)</text:span><text:span text:style-name="T9"> </text:span><text:span text:style-name="T8">Donnez</text:span><text:span text:style-name="T9"> </text:span><text:span text:style-name="T8">l'infinitif</text:span><text:span text:style-name="T9"> </text:span><text:span text:style-name="T8">et</text:span><text:span text:style-name="T9"> <text:s/></text:span><text:span text:style-name="T8">le</text:span><text:span text:style-name="T9"> </text:span><text:span text:style-name="T8">mode</text:span><text:span text:style-name="T9"> </text:span><text:span text:style-name="T8">de</text:span><text:span text:style-name="T9"> </text:span><text:span text:style-name="T10">"Allez-vous-en"</text:span><text:span text:style-name="T9"> </text:span><text:span text:style-name="T8">(ligne</text:span><text:span text:style-name="T9"> </text:span><text:span text:style-name="T8">44).</text:span><text:span text:style-name="T9"> </text:span><text:span text:style-name="T8">(0.5</text:span><text:span text:style-name="T9"> </text:span><text:span text:style-name="T8">point)</text:span></text:p>
      <text:p text:style-name="P16"><text:span text:style-name="T1">………………………………………………………………………………………………………………………………</text:span>.</text:p>
      <text:p text:style-name="P19"><text:span text:style-name="T9"><text:s text:c="4"/></text:span><text:span text:style-name="T8">b)</text:span><text:span text:style-name="T9"> </text:span><text:span text:style-name="T8">En</text:span><text:span text:style-name="T9"> </text:span><text:span text:style-name="T8">quoi</text:span><text:span text:style-name="T9"> </text:span><text:span text:style-name="T8">cette</text:span><text:span text:style-name="T9"> </text:span><text:span text:style-name="T8">phrase</text:span><text:span text:style-name="T9"> </text:span><text:span text:style-name="T8">est-elle</text:span><text:span text:style-name="T9"> </text:span><text:span text:style-name="T8">importante ?</text:span><text:span text:style-name="T9"> </text:span><text:span text:style-name="T8">(1 point)</text:span></text:p>
      <text:p text:style-name="P16"><text:span text:style-name="T1">………………………………………………………………………………………………………………………………</text:span>.</text:p>
      <text:p text:style-name="P20"/>
      <text:p text:style-name="P20"><text:line-break/><text:line-break/><text:line-break/><text:line-break/><text:line-break/><text:line-break/></text:p>
      <text:p text:style-name="P32">CORRECTION</text:p>
      <text:p text:style-name="P19"><text:span text:style-name="T29">Première</text:span><text:span text:style-name="T30"> </text:span><text:span text:style-name="T29">partie</text:span><text:span text:style-name="T30"> </text:span><text:span text:style-name="T29">:</text:span><text:span text:style-name="T30"> </text:span><text:span text:style-name="T29">Questions</text:span><text:span text:style-name="T9"> </text:span><text:span text:style-name="T8">(15</text:span><text:span text:style-name="T9"> </text:span><text:span text:style-name="T8">points)</text:span></text:p>
      <text:p text:style-name="P5"><text:span text:style-name="T12">I/</text:span><text:span text:style-name="T13"> </text:span><text:span text:style-name="T12">Un</text:span><text:span text:style-name="T13"> </text:span><text:span text:style-name="T12">aubergiste</text:span><text:span text:style-name="T13"> </text:span><text:span text:style-name="T12">singulier</text:span><text:span text:style-name="T9"> </text:span><text:span text:style-name="T8">(5</text:span><text:span text:style-name="T9"> </text:span><text:span text:style-name="T8">points)</text:span></text:p>
      <text:p text:style-name="P5"><text:span text:style-name="T37">1.</text:span><text:span text:style-name="T38"> </text:span><text:span text:style-name="T37">a)</text:span><text:span text:style-name="T9"> </text:span><text:span text:style-name="T8">Quelle</text:span><text:span text:style-name="T9"> </text:span><text:span text:style-name="T8">est</text:span><text:span text:style-name="T9"> </text:span><text:span text:style-name="T8">la</text:span><text:span text:style-name="T9"> </text:span><text:span text:style-name="T8">valeur</text:span><text:span text:style-name="T9"> </text:span><text:span text:style-name="T8">de</text:span><text:span text:style-name="T9"> </text:span><text:span text:style-name="T8">l'imparfait</text:span><text:span text:style-name="T9"> </text:span><text:span text:style-name="T8">de</text:span><text:span text:style-name="T9"> </text:span><text:span text:style-name="T8">la</text:span><text:span text:style-name="T9"> </text:span><text:span text:style-name="T8">première</text:span><text:span text:style-name="T9"> </text:span><text:span text:style-name="T8">ligne</text:span><text:span text:style-name="T9"> </text:span><text:span text:style-name="T8">et</text:span><text:span text:style-name="T9"> </text:span><text:span text:style-name="T8">des</text:span><text:span text:style-name="T9"> </text:span><text:span text:style-name="T8">passés</text:span><text:span text:style-name="T9"> </text:span><text:span text:style-name="T8">simples</text:span><text:span text:style-name="T9"> </text:span><text:span text:style-name="T8">des</text:span><text:span text:style-name="T9"> </text:span><text:span text:style-name="T8">lignes</text:span><text:span text:style-name="T9"> </text:span><text:span text:style-name="T8">1</text:span><text:span text:style-name="T9"> </text:span><text:span text:style-name="T8">à</text:span><text:span text:style-name="T9"> </text:span><text:span text:style-name="T8">5</text:span><text:span text:style-name="T9"> </text:span><text:span text:style-name="T8">?</text:span><text:span text:style-name="T9"> </text:span><text:span text:style-name="T8">(1</text:span><text:span text:style-name="T9"> </text:span><text:span text:style-name="T8">point)<text:line-break/><text:line-break/>L'imparfait</text:span><text:span text:style-name="T9"> </text:span><text:span text:style-name="T8">«</text:span><text:span text:style-name="T9"> </text:span><text:span text:style-name="T8">se</text:span><text:span text:style-name="T9"> </text:span><text:span text:style-name="T8">chauffait</text:span><text:span text:style-name="T9"> </text:span><text:span text:style-name="T8">»</text:span><text:span text:style-name="T9"> </text:span><text:span text:style-name="T8">exprime</text:span><text:span text:style-name="T9"> </text:span><text:span text:style-name="T8">une</text:span><text:span text:style-name="T9"> </text:span><text:span text:style-name="T8">action</text:span><text:span text:style-name="T9"> </text:span><text:span text:style-name="T8">secondaire,</text:span><text:span text:style-name="T9"> </text:span><text:span text:style-name="T8">d'arrière-plan</text:span><text:span text:style-name="T9"> </text:span><text:span text:style-name="T8">par</text:span><text:span text:style-name="T9"> </text:span><text:span text:style-name="T8">rapport</text:span><text:span text:style-name="T9"> </text:span><text:span text:style-name="T8">à</text:span><text:span text:style-name="T9"> </text:span><text:span text:style-name="T8">l'action</text:span><text:span text:style-name="T9"> </text:span><text:span text:style-name="T8">du</text:span><text:span text:style-name="T9"> </text:span><text:span text:style-name="T8">premier</text:span><text:span text:style-name="T9"> </text:span><text:span text:style-name="T8">plan</text:span><text:span text:style-name="T9"> </text:span><text:span text:style-name="T8">qui</text:span><text:span text:style-name="T9"> </text:span><text:span text:style-name="T8">est</text:span><text:span text:style-name="T9"> </text:span><text:span text:style-name="T8">au</text:span><text:span text:style-name="T9"> </text:span><text:span text:style-name="T8">passé</text:span><text:span text:style-name="T9"> </text:span><text:span text:style-name="T8">simple,</text:span><text:span text:style-name="T9"> </text:span><text:span text:style-name="T8">vue</text:span><text:span text:style-name="T9"> </text:span><text:span text:style-name="T8">dans</text:span><text:span text:style-name="T9"> </text:span><text:span text:style-name="T8">son</text:span><text:span text:style-name="T9"> </text:span><text:span text:style-name="T8">déroulement,</text:span><text:span text:style-name="T9"> </text:span><text:span text:style-name="T8">avec</text:span><text:span text:style-name="T9"> </text:span><text:span text:style-name="T8">les</text:span><text:span text:style-name="T9"> </text:span><text:span text:style-name="T8">passés</text:span><text:span text:style-name="T9"> </text:span><text:span text:style-name="T8">simples</text:span><text:span text:style-name="T9"> </text:span><text:span text:style-name="T8">suivants</text:span><text:span text:style-name="T9"> </text:span><text:span text:style-name="T8">qui</text:span><text:span text:style-name="T9"> </text:span><text:span text:style-name="T8">expriment</text:span><text:span text:style-name="T9"> </text:span><text:span text:style-name="T8">une</text:span><text:span text:style-name="T9"> </text:span><text:span text:style-name="T8">succession</text:span><text:span text:style-name="T9"> </text:span><text:span text:style-name="T8">d'actions</text:span><text:span text:style-name="T9"> </text:span><text:span text:style-name="T8">limitées</text:span><text:span text:style-name="T9"> </text:span><text:span text:style-name="T8">dans</text:span><text:span text:style-name="T9"> </text:span><text:span text:style-name="T8">le</text:span><text:span text:style-name="T9"> </text:span><text:span text:style-name="T8">temps</text:span><text:span text:style-name="T9"> </text:span><text:span text:style-name="T8">:</text:span><text:span text:style-name="T9"> </text:span><text:span text:style-name="T8">«</text:span><text:span text:style-name="T9"> </text:span><text:span text:style-name="T8">tira</text:span><text:span text:style-name="T9"> </text:span><text:span text:style-name="T8">»,</text:span><text:span text:style-name="T9"> </text:span><text:span text:style-name="T8">«</text:span><text:span text:style-name="T9"> </text:span><text:span text:style-name="T8">déchira</text:span><text:span text:style-name="T9"> </text:span><text:span text:style-name="T8">»,</text:span><text:span text:style-name="T9"> </text:span><text:span text:style-name="T8">«</text:span><text:span text:style-name="T9"> </text:span><text:span text:style-name="T8">écrivit</text:span><text:span text:style-name="T9"> </text:span><text:span text:style-name="T8">«</text:span><text:span text:style-name="T9"> </text:span><text:span text:style-name="T8">plia</text:span><text:span text:style-name="T9"> </text:span><text:span text:style-name="T8">»,</text:span><text:span text:style-name="T9"> </text:span><text:span text:style-name="T8">«</text:span><text:span text:style-name="T9"> </text:span><text:span text:style-name="T8">remit</text:span><text:span text:style-name="T9"> </text:span><text:span text:style-name="T8">»,</text:span><text:span text:style-name="T9"> </text:span><text:span text:style-name="T8">«</text:span><text:span text:style-name="T9"> </text:span><text:span text:style-name="T8">dit</text:span><text:span text:style-name="T9"> </text:span><text:span text:style-name="T8">»,</text:span><text:span text:style-name="T9"> </text:span><text:span text:style-name="T8">«</text:span><text:span text:style-name="T9"> </text:span><text:span text:style-name="T8">partit</text:span><text:span text:style-name="T9"> </text:span><text:span text:style-name="T8">»</text:span><text:span text:style-name="T9"> </text:span><text:span text:style-name="T8">ont</text:span><text:span text:style-name="T9"> </text:span><text:span text:style-name="T8">une</text:span><text:span text:style-name="T9"> </text:span><text:span text:style-name="T8">valeur.</text:span></text:p>
      <text:p text:style-name="P5"><text:span text:style-name="T37">b)</text:span><text:span text:style-name="T9"> </text:span><text:span text:style-name="T8">Sur</text:span><text:span text:style-name="T9"> </text:span><text:span text:style-name="T8">quel</text:span><text:span text:style-name="T9"> </text:span><text:span text:style-name="T8">personnage</text:span><text:span text:style-name="T9"> </text:span><text:span text:style-name="T8">l'emploi</text:span><text:span text:style-name="T9"> </text:span><text:span text:style-name="T8">de</text:span><text:span text:style-name="T9"> </text:span><text:span text:style-name="T8">ces</text:span><text:span text:style-name="T9"> </text:span><text:span text:style-name="T8">temps</text:span><text:span text:style-name="T9"> </text:span><text:span text:style-name="T8">attire-t-il</text:span><text:span text:style-name="T9"> </text:span><text:span text:style-name="T8">l'attention</text:span><text:span text:style-name="T9"> </text:span><text:span text:style-name="T8">?</text:span><text:span text:style-name="T9"> </text:span><text:span text:style-name="T8">(0.5</text:span><text:span text:style-name="T9"> </text:span><text:span text:style-name="T8">point)<text:line-break/><text:line-break/>L'emploi</text:span><text:span text:style-name="T9"> </text:span><text:span text:style-name="T8">de</text:span><text:span text:style-name="T9"> </text:span><text:span text:style-name="T8">ces</text:span><text:span text:style-name="T9"> </text:span><text:span text:style-name="T8">temps</text:span><text:span text:style-name="T9"> </text:span><text:span text:style-name="T8">attire</text:span><text:span text:style-name="T9"> </text:span><text:span text:style-name="T8">l'attention</text:span><text:span text:style-name="T9"> </text:span><text:span text:style-name="T8">sur</text:span><text:span text:style-name="T9"> </text:span><text:span text:style-name="T8">l'aubergiste</text:span><text:span text:style-name="T9"> </text:span><text:span text:style-name="T8">Jacquin</text:span><text:span text:style-name="T9"> </text:span><text:span text:style-name="T8">Labarre</text:span><text:span text:style-name="T9"> </text:span><text:span text:style-name="T8">(il</text:span><text:span text:style-name="T9"> </text:span><text:span text:style-name="T8">est</text:span><text:span text:style-name="T9"> </text:span><text:span text:style-name="T8">le</text:span><text:span text:style-name="T9"> </text:span><text:span text:style-name="T8">sujet</text:span><text:span text:style-name="T9"> </text:span><text:span text:style-name="T8">de</text:span><text:span text:style-name="T9"> </text:span><text:span text:style-name="T8">toutes</text:span><text:span text:style-name="T9"> </text:span><text:span text:style-name="T8">les</text:span><text:span text:style-name="T9"> </text:span><text:span text:style-name="T8">actions</text:span><text:span text:style-name="T9"> </text:span><text:span text:style-name="T8">du</text:span><text:span text:style-name="T9"> </text:span><text:span text:style-name="T8">premier</text:span><text:span text:style-name="T9"> </text:span><text:span text:style-name="T8">plan</text:span><text:span text:style-name="T9"> </text:span><text:span text:style-name="T8">au</text:span><text:span text:style-name="T9"> </text:span><text:span text:style-name="T8">passé</text:span><text:span text:style-name="T9"> </text:span><text:span text:style-name="T8">simple).</text:span></text:p>
      <text:p text:style-name="P5"><text:span text:style-name="T37">2.</text:span><text:span text:style-name="T38"> </text:span><text:span text:style-name="T37">a)</text:span><text:span text:style-name="T9"> </text:span><text:span text:style-name="T8">Dans</text:span><text:span text:style-name="T9"> </text:span><text:span text:style-name="T8">le</text:span><text:span text:style-name="T9"> </text:span><text:span text:style-name="T8">reste</text:span><text:span text:style-name="T9"> </text:span><text:span text:style-name="T8">du</text:span><text:span text:style-name="T9"> </text:span><text:span text:style-name="T8">texte,</text:span><text:span text:style-name="T9"> </text:span><text:span text:style-name="T8">quel</text:span><text:span text:style-name="T9"> </text:span><text:span text:style-name="T8">nom</text:span><text:span text:style-name="T9"> </text:span><text:span text:style-name="T8">reprend</text:span><text:span text:style-name="T9"> </text:span><text:span text:style-name="T8">le</text:span><text:span text:style-name="T9"> </text:span><text:span text:style-name="T8">terme</text:span><text:span text:style-name="T9"> </text:span><text:span text:style-name="T8">d'«</text:span><text:span text:style-name="T9"> </text:span><text:span text:style-name="T8">aubergiste</text:span><text:span text:style-name="T9"> </text:span><text:span text:style-name="T8">»</text:span><text:span text:style-name="T9"> </text:span><text:span text:style-name="T8">?</text:span><text:span text:style-name="T9"> </text:span><text:span text:style-name="T8">(0.5</text:span><text:span text:style-name="T9"> </text:span><text:span text:style-name="T8">point)<text:line-break/><text:line-break/>Le</text:span><text:span text:style-name="T9"> </text:span><text:span text:style-name="T8">terme</text:span><text:span text:style-name="T9"> </text:span><text:span text:style-name="T8">d'«</text:span><text:span text:style-name="T9"> </text:span><text:span text:style-name="T8">aubergiste</text:span><text:span text:style-name="T9"> </text:span><text:span text:style-name="T8">»</text:span><text:span text:style-name="T9"> </text:span><text:span text:style-name="T8">est</text:span><text:span text:style-name="T9"> </text:span><text:span text:style-name="T8">repris</text:span><text:span text:style-name="T9"> </text:span><text:span text:style-name="T8">dans</text:span><text:span text:style-name="T9"> </text:span><text:span text:style-name="T8">la</text:span><text:span text:style-name="T9"> </text:span><text:span text:style-name="T8">suite</text:span><text:span text:style-name="T9"> </text:span><text:span text:style-name="T8">du</text:span><text:span text:style-name="T9"> </text:span><text:span text:style-name="T8">texte</text:span><text:span text:style-name="T9"> </text:span><text:span text:style-name="T8">par</text:span><text:span text:style-name="T9"> </text:span><text:span text:style-name="T8">le</text:span><text:span text:style-name="T9"> </text:span><text:span text:style-name="T8">terme</text:span><text:span text:style-name="T9"> </text:span><text:span text:style-name="T8">«</text:span><text:span text:style-name="T9"> </text:span><text:span text:style-name="T8">hôte</text:span><text:span text:style-name="T9"> </text:span><text:span text:style-name="T8">».</text:span></text:p>
      <text:p text:style-name="P5"><text:span text:style-name="T37">b)</text:span><text:span text:style-name="T9"> </text:span><text:span text:style-name="T8">Quelle</text:span><text:span text:style-name="T9"> </text:span><text:span text:style-name="T8">qualité</text:span><text:span text:style-name="T9"> </text:span><text:span text:style-name="T8">peut-on</text:span><text:span text:style-name="T9"> </text:span><text:span text:style-name="T8">donc</text:span><text:span text:style-name="T9"> </text:span><text:span text:style-name="T8">attendre</text:span><text:span text:style-name="T9"> </text:span><text:span text:style-name="T8">du</text:span><text:span text:style-name="T9"> </text:span><text:span text:style-name="T8">personnage</text:span><text:span text:style-name="T9"> </text:span><text:span text:style-name="T8">ainsi</text:span><text:span text:style-name="T9"> </text:span><text:span text:style-name="T8">désigné</text:span><text:span text:style-name="T9"> </text:span><text:span text:style-name="T8">?</text:span><text:span text:style-name="T9"> </text:span><text:span text:style-name="T8">(0.5</text:span><text:span text:style-name="T9"> </text:span><text:span text:style-name="T8">point)<text:line-break/><text:line-break/>On</text:span><text:span text:style-name="T9"> </text:span><text:span text:style-name="T8">peut</text:span><text:span text:style-name="T9"> </text:span><text:span text:style-name="T8">attendre</text:span><text:span text:style-name="T9"> </text:span><text:span text:style-name="T8">du</text:span><text:span text:style-name="T9"> </text:span><text:span text:style-name="T8">personnage</text:span><text:span text:style-name="T9"> </text:span><text:span text:style-name="T8">ainsi</text:span><text:span text:style-name="T9"> </text:span><text:span text:style-name="T8">désigné</text:span><text:span text:style-name="T9"> </text:span><text:span text:style-name="T8">(l'hôte)</text:span><text:span text:style-name="T9"> </text:span><text:span text:style-name="T8">une</text:span><text:span text:style-name="T9"> </text:span><text:span text:style-name="T8">qualité</text:span><text:span text:style-name="T9"> </text:span><text:span text:style-name="T8">d'accueil,</text:span><text:span text:style-name="T9"> </text:span><text:span text:style-name="T8">d'hospitalité,</text:span><text:span text:style-name="T9"> </text:span><text:span text:style-name="T8">d'attention</text:span><text:span text:style-name="T9"> </text:span><text:span text:style-name="T8">envers</text:span><text:span text:style-name="T9"> </text:span><text:span text:style-name="T8">les</text:span><text:span text:style-name="T9"> </text:span><text:span text:style-name="T8">personnes</text:span><text:span text:style-name="T9"> </text:span><text:span text:style-name="T8">qu'il</text:span><text:span text:style-name="T9"> </text:span><text:span text:style-name="T8">accueille,</text:span><text:span text:style-name="T9"> </text:span><text:span text:style-name="T8">veillant</text:span><text:span text:style-name="T9"> </text:span><text:span text:style-name="T8">à</text:span><text:span text:style-name="T9"> </text:span><text:span text:style-name="T8">leur</text:span><text:span text:style-name="T9"> </text:span><text:span text:style-name="T8">confort</text:span><text:span text:style-name="T9"> </text:span><text:span text:style-name="T8">et</text:span><text:span text:style-name="T9"> </text:span><text:span text:style-name="T8">à</text:span><text:span text:style-name="T9"> </text:span><text:span text:style-name="T8">leur</text:span><text:span text:style-name="T9"> </text:span><text:span text:style-name="T8">sécurité.</text:span></text:p>
      <text:p text:style-name="P5"><text:span text:style-name="T37">3.a)</text:span><text:span text:style-name="T9"> </text:span><text:span text:style-name="T8">De</text:span><text:span text:style-name="T9"> </text:span><text:span text:style-name="T8">la</text:span><text:span text:style-name="T9"> </text:span><text:span text:style-name="T8">ligne</text:span><text:span text:style-name="T9"> </text:span><text:span text:style-name="T8">20</text:span><text:span text:style-name="T9"> </text:span><text:span text:style-name="T8">à</text:span><text:span text:style-name="T9"> </text:span><text:span text:style-name="T8">27</text:span><text:span text:style-name="T9"> </text:span><text:span text:style-name="T8">:</text:span><text:span text:style-name="T9"> </text:span><text:span text:style-name="T8">quelle</text:span><text:span text:style-name="T9"> </text:span><text:span text:style-name="T8">forme</text:span><text:span text:style-name="T9"> </text:span><text:span text:style-name="T8">de</text:span><text:span text:style-name="T9"> </text:span><text:span text:style-name="T8">phrase</text:span><text:span text:style-name="T9"> </text:span><text:span text:style-name="T8">l'aubergiste</text:span><text:span text:style-name="T9"> </text:span><text:span text:style-name="T8">emploie-t-il</text:span><text:span text:style-name="T9"> </text:span><text:span text:style-name="T8">le</text:span><text:span text:style-name="T9"> </text:span><text:span text:style-name="T8">plus</text:span><text:span text:style-name="T9"> </text:span><text:span text:style-name="T8">souvent</text:span><text:span text:style-name="T9"> </text:span><text:span text:style-name="T8">?</text:span><text:span text:style-name="T9"> </text:span><text:span text:style-name="T8">(0.5</text:span><text:span text:style-name="T9"> </text:span><text:span text:style-name="T8">point)<text:line-break/><text:line-break/>L'aubergiste</text:span><text:span text:style-name="T9"> </text:span><text:span text:style-name="T8">emploie</text:span><text:span text:style-name="T9"> </text:span><text:span text:style-name="T8">le</text:span><text:span text:style-name="T9"> </text:span><text:span text:style-name="T8">plus</text:span><text:span text:style-name="T9"> </text:span><text:span text:style-name="T8">souvent</text:span><text:span text:style-name="T9"> </text:span><text:span text:style-name="T8">des</text:span><text:span text:style-name="T9"> </text:span><text:span text:style-name="T8">phrases</text:span><text:span text:style-name="T9"> </text:span><text:span text:style-name="T8">dont</text:span><text:span text:style-name="T9"> </text:span><text:span text:style-name="T8">la</text:span><text:span text:style-name="T9"> </text:span><text:span text:style-name="T8">forme</text:span><text:span text:style-name="T9"> </text:span><text:span text:style-name="T8">est</text:span><text:span text:style-name="T9"> </text:span><text:span text:style-name="T8">négative</text:span><text:span text:style-name="T9"> </text:span><text:span text:style-name="T8">:</text:span><text:span text:style-name="T9"> </text:span><text:span text:style-name="T8">«</text:span><text:span text:style-name="T9"> </text:span><text:span text:style-name="T8">je</text:span><text:span text:style-name="T9"> </text:span><text:span text:style-name="T8">n'ai</text:span><text:span text:style-name="T9"> </text:span><text:span text:style-name="T8">pas</text:span><text:span text:style-name="T9"> </text:span><text:span text:style-name="T8">/</text:span><text:span text:style-name="T9"> </text:span><text:span text:style-name="T8">je</text:span><text:span text:style-name="T9"> </text:span><text:span text:style-name="T8">ne</text:span><text:span text:style-name="T9"> </text:span><text:span text:style-name="T8">puis</text:span><text:span text:style-name="T9"> </text:span><text:span text:style-name="T8">/</text:span><text:span text:style-name="T9"> </text:span><text:span text:style-name="T8">je</text:span><text:span text:style-name="T9"> </text:span><text:span text:style-name="T8">ne</text:span><text:span text:style-name="T9"> </text:span><text:span text:style-name="T8">puis</text:span><text:span text:style-name="T9"> </text:span><text:span text:style-name="T8">/</text:span><text:span text:style-name="T9"> </text:span><text:span text:style-name="T8">je</text:span><text:span text:style-name="T9"> </text:span><text:span text:style-name="T8">ne</text:span><text:span text:style-name="T9"> </text:span><text:span text:style-name="T8">puis</text:span><text:span text:style-name="T9"> </text:span><text:span text:style-name="T8">».</text:span></text:p>
      <text:p text:style-name="P5"><text:span text:style-name="T37">b)</text:span><text:span text:style-name="T9"> </text:span><text:span text:style-name="T8">De</text:span><text:span text:style-name="T9"> </text:span><text:span text:style-name="T8">la</text:span><text:span text:style-name="T9"> </text:span><text:span text:style-name="T8">ligne</text:span><text:span text:style-name="T9"> </text:span><text:span text:style-name="T8">28</text:span><text:span text:style-name="T9"> </text:span><text:span text:style-name="T8">à</text:span><text:span text:style-name="T9"> </text:span><text:span text:style-name="T8">la</text:span><text:span text:style-name="T9"> </text:span><text:span text:style-name="T8">fin</text:span><text:span text:style-name="T9"> </text:span><text:span text:style-name="T8">:</text:span><text:span text:style-name="T9"> </text:span><text:span text:style-name="T8">relevez</text:span><text:span text:style-name="T9"> </text:span><text:span text:style-name="T8">les</text:span><text:span text:style-name="T9"> </text:span><text:span text:style-name="T8">trois</text:span><text:span text:style-name="T9"> </text:span><text:span text:style-name="T8">expressions</text:span><text:span text:style-name="T9"> </text:span><text:span text:style-name="T8">du</text:span><text:span text:style-name="T9"> </text:span><text:span text:style-name="T8">texte</text:span><text:span text:style-name="T9"> </text:span><text:span text:style-name="T8">qui</text:span><text:span text:style-name="T9"> </text:span><text:span text:style-name="T8">caractérisent</text:span><text:span text:style-name="T9"> </text:span><text:span text:style-name="T8">la</text:span><text:span text:style-name="T9"> </text:span><text:span text:style-name="T8">manière</text:span><text:span text:style-name="T9"> </text:span><text:span text:style-name="T8">dont</text:span><text:span text:style-name="T9"> </text:span><text:span text:style-name="T8">l'aubergiste</text:span><text:span text:style-name="T9"> </text:span><text:span text:style-name="T8">parle</text:span><text:span text:style-name="T9"> </text:span><text:span text:style-name="T8">au</text:span><text:span text:style-name="T9"> </text:span><text:span text:style-name="T8">voyageur.</text:span><text:span text:style-name="T9"> </text:span><text:span text:style-name="T8">(1</text:span><text:span text:style-name="T9"> </text:span><text:span text:style-name="T8">point)<text:line-break/><text:line-break/>Les</text:span><text:span text:style-name="T9"> </text:span><text:span text:style-name="T8">déclarations</text:span><text:span text:style-name="T9"> </text:span><text:span text:style-name="T8">de</text:span><text:span text:style-name="T9"> </text:span><text:span text:style-name="T8">l'aubergiste</text:span><text:span text:style-name="T9"> </text:span><text:span text:style-name="T8">sont</text:span><text:span text:style-name="T9"> </text:span><text:span text:style-name="T8">faites</text:span><text:span text:style-name="T9"> </text:span><text:span text:style-name="T8">«</text:span><text:span text:style-name="T9"> </text:span><text:span text:style-name="T8">d'un</text:span><text:span text:style-name="T9"> </text:span><text:span text:style-name="T8">ton</text:span><text:span text:style-name="T9"> </text:span><text:span text:style-name="T8">mesuré,</text:span><text:span text:style-name="T9"> </text:span><text:span text:style-name="T8">mais</text:span><text:span text:style-name="T9"> </text:span><text:span text:style-name="T8">ferme</text:span><text:span text:style-name="T9"> </text:span><text:span text:style-name="T8">»,</text:span><text:span text:style-name="T9"> </text:span><text:span text:style-name="T8">«</text:span><text:span text:style-name="T9"> </text:span><text:span text:style-name="T8">dit</text:span><text:span text:style-name="T9"> </text:span><text:span text:style-name="T8">d'un</text:span><text:span text:style-name="T9"> </text:span><text:span text:style-name="T8">accent</text:span><text:span text:style-name="T9"> </text:span><text:span text:style-name="T8">qui</text:span><text:span text:style-name="T9"> </text:span><text:span text:style-name="T8">le</text:span><text:span text:style-name="T9"> </text:span><text:span text:style-name="T8">fit</text:span><text:span text:style-name="T9"> </text:span><text:span text:style-name="T8">tressaillir</text:span><text:span text:style-name="T9"> </text:span><text:span text:style-name="T8">»,</text:span><text:span text:style-name="T9"> </text:span><text:span text:style-name="T8">«</text:span><text:span text:style-name="T9"> </text:span><text:span text:style-name="T8">ajouta</text:span><text:span text:style-name="T9"> </text:span><text:span text:style-name="T8">toujours</text:span><text:span text:style-name="T9"> </text:span><text:span text:style-name="T8">à</text:span><text:span text:style-name="T9"> </text:span><text:span text:style-name="T8">voix</text:span><text:span text:style-name="T9"> </text:span><text:span text:style-name="T8">basse</text:span><text:span text:style-name="T9"> </text:span><text:span text:style-name="T8">».</text:span></text:p>
      <text:p text:style-name="P5"><text:span text:style-name="T37">4.</text:span><text:span text:style-name="T9"> </text:span><text:span text:style-name="T8">En</text:span><text:span text:style-name="T9"> </text:span><text:span text:style-name="T8">confrontant</text:span><text:span text:style-name="T9"> </text:span><text:span text:style-name="T8">l'ensemble</text:span><text:span text:style-name="T9"> </text:span><text:span text:style-name="T8">de</text:span><text:span text:style-name="T9"> </text:span><text:span text:style-name="T8">vos</text:span><text:span text:style-name="T9"> </text:span><text:span text:style-name="T8">réponses,</text:span><text:span text:style-name="T9"> </text:span><text:span text:style-name="T8">dites</text:span><text:span text:style-name="T9"> </text:span><text:span text:style-name="T8">si</text:span><text:span text:style-name="T9"> </text:span><text:span text:style-name="T8">Jacquin</text:span><text:span text:style-name="T9"> </text:span><text:span text:style-name="T8">Labarre</text:span><text:span text:style-name="T9"> </text:span><text:span text:style-name="T8">vous</text:span><text:span text:style-name="T9"> </text:span><text:span text:style-name="T8">semble</text:span><text:span text:style-name="T9"> </text:span><text:span text:style-name="T8">vraiment</text:span><text:span text:style-name="T9"> </text:span><text:span text:style-name="T8">être</text:span><text:span text:style-name="T9"> </text:span><text:span text:style-name="T8">un</text:span><text:span text:style-name="T9"> </text:span><text:span text:style-name="T8">«</text:span><text:span text:style-name="T9"> </text:span><text:span text:style-name="T8">digne</text:span><text:span text:style-name="T9"> </text:span><text:span text:style-name="T8">aubergiste.</text:span><text:span text:style-name="T9"> </text:span><text:span text:style-name="T8">»</text:span><text:span text:style-name="T9"> </text:span><text:span text:style-name="T8">Justifiez</text:span><text:span text:style-name="T9"> </text:span><text:span text:style-name="T8">votre</text:span><text:span text:style-name="T9"> </text:span><text:span text:style-name="T8">réponse.</text:span><text:span text:style-name="T9"> </text:span><text:span text:style-name="T8">(1</text:span><text:span text:style-name="T9"> </text:span><text:span text:style-name="T8">point)<text:line-break/><text:line-break/>Etant</text:span><text:span text:style-name="T9"> </text:span><text:span text:style-name="T8">donné</text:span><text:span text:style-name="T9"> </text:span><text:span text:style-name="T8">que</text:span><text:span text:style-name="T9"> </text:span><text:span text:style-name="T8">l'aubergiste</text:span><text:span text:style-name="T9"> </text:span><text:span text:style-name="T8">doit</text:span><text:span text:style-name="T9"> </text:span><text:span text:style-name="T8">être</text:span><text:span text:style-name="T9"> </text:span><text:span text:style-name="T8">celui</text:span><text:span text:style-name="T9"> </text:span><text:span text:style-name="T8">qui</text:span><text:span text:style-name="T9"> </text:span><text:span text:style-name="T8">accueille,</text:span><text:span text:style-name="T9"> </text:span><text:span text:style-name="T8">Jacquin</text:span><text:span text:style-name="T9"> </text:span><text:span text:style-name="T8">Labarre</text:span><text:span text:style-name="T9"> </text:span><text:span text:style-name="T8">ne</text:span><text:span text:style-name="T9"> </text:span><text:span text:style-name="T8">semble</text:span><text:span text:style-name="T9"> </text:span><text:span text:style-name="T8">pas</text:span><text:span text:style-name="T9"> </text:span><text:span text:style-name="T8">répondre</text:span><text:span text:style-name="T9"> </text:span><text:span text:style-name="T8">à</text:span><text:span text:style-name="T9"> </text:span><text:span text:style-name="T8">cette</text:span><text:span text:style-name="T9"> </text:span><text:span text:style-name="T8">attente</text:span><text:span text:style-name="T9"> </text:span><text:span text:style-name="T8">puisqu'il</text:span><text:span text:style-name="T9"> </text:span><text:span text:style-name="T8">n'offre</text:span><text:span text:style-name="T9"> </text:span><text:span text:style-name="T8">pas</text:span><text:span text:style-name="T9"> </text:span><text:span text:style-name="T8">à</text:span><text:span text:style-name="T9"> </text:span><text:span text:style-name="T8">son</text:span><text:span text:style-name="T9"> </text:span><text:span text:style-name="T8">nouveau</text:span><text:span text:style-name="T9"> </text:span><text:span text:style-name="T8">venu</text:span><text:span text:style-name="T9"> </text:span><text:span text:style-name="T8">les</text:span><text:span text:style-name="T9"> </text:span><text:span text:style-name="T8">égards</text:span><text:span text:style-name="T9"> </text:span><text:span text:style-name="T8">qui</text:span><text:span text:style-name="T9"> </text:span><text:span text:style-name="T8">conviennent</text:span><text:span text:style-name="T9"> </text:span><text:span text:style-name="T8">:</text:span><text:span text:style-name="T9"> </text:span><text:span text:style-name="T8">l'aubergiste</text:span><text:span text:style-name="T9"> </text:span><text:span text:style-name="T8">se</text:span><text:span text:style-name="T9"> </text:span><text:span text:style-name="T8">méfie</text:span><text:span text:style-name="T9"> </text:span><text:span text:style-name="T8">de</text:span><text:span text:style-name="T9"> </text:span><text:span text:style-name="T8">lui,</text:span><text:span text:style-name="T9"> </text:span><text:span text:style-name="T8">il</text:span><text:span text:style-name="T9"> </text:span><text:span text:style-name="T8">parle</text:span><text:span text:style-name="T9"> </text:span><text:span text:style-name="T8">au</text:span><text:span text:style-name="T9"> </text:span><text:span text:style-name="T8">voyageur</text:span><text:span text:style-name="T9"> </text:span><text:span text:style-name="T8">de</text:span><text:span text:style-name="T9"> </text:span><text:span text:style-name="T8">manière</text:span><text:span text:style-name="T9"> </text:span><text:span text:style-name="T8">sèche,</text:span><text:span text:style-name="T9"> </text:span><text:span text:style-name="T8">avec</text:span><text:span text:style-name="T9"> </text:span><text:span text:style-name="T8">l'utilisation</text:span><text:span text:style-name="T9"> </text:span><text:span text:style-name="T8">de</text:span><text:span text:style-name="T9"> </text:span><text:span text:style-name="T8">phrases</text:span><text:span text:style-name="T9"> </text:span><text:span text:style-name="T8">non</text:span><text:span text:style-name="T9"> </text:span><text:span text:style-name="T8">verbales</text:span><text:span text:style-name="T9"> </text:span><text:span text:style-name="T8">«</text:span><text:span text:style-name="T9"> </text:span><text:span text:style-name="T8">Par</text:span><text:span text:style-name="T9"> </text:span><text:span text:style-name="T8">ces</text:span><text:span text:style-name="T9"> </text:span><text:span text:style-name="T8">messieurs</text:span><text:span text:style-name="T9"> </text:span><text:span text:style-name="T8">les</text:span><text:span text:style-name="T9"> </text:span><text:span text:style-name="T8">rouliers</text:span><text:span text:style-name="T9"> </text:span><text:span text:style-name="T8">»</text:span><text:span text:style-name="T9"> </text:span><text:span text:style-name="T8">et</text:span><text:span text:style-name="T9"> </text:span><text:span text:style-name="T8">«</text:span><text:span text:style-name="T9"> </text:span><text:span text:style-name="T8">douze</text:span><text:span text:style-name="T9"> </text:span><text:span text:style-name="T8">»,</text:span><text:span text:style-name="T9"> </text:span><text:span text:style-name="T8">il</text:span><text:span text:style-name="T9"> </text:span><text:span text:style-name="T8">répond</text:span><text:span text:style-name="T9"> </text:span><text:span text:style-name="T8">négativement</text:span><text:span text:style-name="T9"> </text:span><text:span text:style-name="T8">à</text:span><text:span text:style-name="T9"> </text:span><text:span text:style-name="T8">toutes</text:span><text:span text:style-name="T9"> </text:span><text:span text:style-name="T8">les</text:span><text:span text:style-name="T9"> </text:span><text:span text:style-name="T8">demandes</text:span><text:span text:style-name="T9"> </text:span><text:span text:style-name="T8">de</text:span><text:span text:style-name="T9"> </text:span><text:span text:style-name="T8">Jean</text:span><text:span text:style-name="T9"> </text:span><text:span text:style-name="T8">Valjean</text:span><text:span text:style-name="T9"> </text:span><text:span text:style-name="T8">avec</text:span><text:span text:style-name="T9"> </text:span><text:span text:style-name="T8">l'utilisation</text:span><text:span text:style-name="T9"> </text:span><text:span text:style-name="T8">de</text:span><text:span text:style-name="T9"> </text:span><text:span text:style-name="T8">phrases</text:span><text:span text:style-name="T9"> </text:span><text:span text:style-name="T8">négatives</text:span><text:span text:style-name="T9"> </text:span><text:span text:style-name="T8">telles</text:span><text:span text:style-name="T9"> </text:span><text:span text:style-name="T8">que</text:span><text:span text:style-name="T9"> </text:span><text:span text:style-name="T8">«</text:span><text:span text:style-name="T9"> </text:span><text:span text:style-name="T8">je</text:span><text:span text:style-name="T9"> </text:span><text:span text:style-name="T8">n'ai</text:span><text:span text:style-name="T9"> </text:span><text:span text:style-name="T8">rien</text:span><text:span text:style-name="T9"> </text:span><text:span text:style-name="T8">»,</text:span><text:span text:style-name="T9"> </text:span><text:span text:style-name="T8">lui</text:span><text:span text:style-name="T9"> </text:span><text:span text:style-name="T8">donne</text:span><text:span text:style-name="T9"> </text:span><text:span text:style-name="T8">même</text:span><text:span text:style-name="T9"> </text:span><text:span text:style-name="T8">l'ordre</text:span><text:span text:style-name="T9"> </text:span><text:span text:style-name="T8">de</text:span><text:span text:style-name="T9"> </text:span><text:span text:style-name="T8">partir</text:span><text:span text:style-name="T9"> </text:span><text:span text:style-name="T8">avec</text:span><text:span text:style-name="T9"> </text:span><text:span text:style-name="T8">l'utilisation</text:span><text:span text:style-name="T9"> </text:span><text:span text:style-name="T8">de</text:span><text:span text:style-name="T9"> </text:span><text:span text:style-name="T8">l'impératif</text:span><text:span text:style-name="T9"> </text:span><text:span text:style-name="T8">«</text:span><text:span text:style-name="T9"> </text:span><text:span text:style-name="T8">Allez-vous-en</text:span><text:span text:style-name="T9"> </text:span><text:span text:style-name="T8">».</text:span></text:p>
      <text:p text:style-name="P5"><text:span text:style-name="T12">II/</text:span><text:span text:style-name="T13"> </text:span><text:span text:style-name="T12">Un</text:span><text:span text:style-name="T13"> </text:span><text:span text:style-name="T12">voyageur</text:span><text:span text:style-name="T13"> </text:span><text:span text:style-name="T12">indésirable</text:span><text:span text:style-name="T9"> </text:span><text:span text:style-name="T8">(5</text:span><text:span text:style-name="T9"> </text:span><text:span text:style-name="T8">points)</text:span></text:p>
      <text:p text:style-name="P5"><text:span text:style-name="T37">2.</text:span><text:span text:style-name="T9"> </text:span><text:span text:style-name="T8">«</text:span><text:span text:style-name="T9"> </text:span><text:span text:style-name="T8">Je</text:span><text:span text:style-name="T9"> </text:span><text:span text:style-name="T8">suis</text:span><text:span text:style-name="T9"> </text:span><text:span text:style-name="T8">à</text:span><text:span text:style-name="T9"> </text:span><text:span text:style-name="T8">l'auberge,</text:span><text:span text:style-name="T9"> </text:span><text:span text:style-name="T8">j'ai</text:span><text:span text:style-name="T9"> </text:span><text:span text:style-name="T8">faim</text:span><text:span text:style-name="T9"> </text:span><text:span text:style-name="T8">et</text:span><text:span text:style-name="T9"> </text:span><text:span text:style-name="T8">je</text:span><text:span text:style-name="T9"> </text:span><text:span text:style-name="T8">reste.</text:span><text:span text:style-name="T9"> </text:span><text:span text:style-name="T8">»</text:span><text:span text:style-name="T9"> </text:span><text:span text:style-name="T8">Quelle</text:span><text:span text:style-name="T9"> </text:span><text:span text:style-name="T8">est</text:span><text:span text:style-name="T9"> </text:span><text:span text:style-name="T8">la</text:span><text:span text:style-name="T9"> </text:span><text:span text:style-name="T8">relation</text:span><text:span text:style-name="T9"> </text:span><text:span text:style-name="T8">logique</text:span><text:span text:style-name="T9"> </text:span><text:span text:style-name="T8">exprimée</text:span><text:span text:style-name="T9"> </text:span><text:span text:style-name="T8">par</text:span><text:span text:style-name="T9"> </text:span><text:span text:style-name="T8">la</text:span><text:span text:style-name="T9"> </text:span><text:span text:style-name="T8">conjonction</text:span><text:span text:style-name="T9"> </text:span><text:span text:style-name="T8">de</text:span><text:span text:style-name="T9"> </text:span><text:span text:style-name="T8">coordination</text:span><text:span text:style-name="T9"> </text:span><text:span text:style-name="T8">«</text:span><text:span text:style-name="T9"> </text:span><text:span text:style-name="T8">et</text:span><text:span text:style-name="T9"> </text:span><text:span text:style-name="T8">»</text:span><text:span text:style-name="T9"> </text:span><text:span text:style-name="T8">?</text:span><text:span text:style-name="T9"> </text:span><text:span text:style-name="T8">(0.5</text:span><text:span text:style-name="T9"> </text:span><text:span text:style-name="T8">point)<text:line-break/><text:line-break/>La</text:span><text:span text:style-name="T9"> </text:span><text:span text:style-name="T8">conjonction</text:span><text:span text:style-name="T9"> </text:span><text:span text:style-name="T8">de</text:span><text:span text:style-name="T9"> </text:span><text:span text:style-name="T8">coordination</text:span><text:span text:style-name="T9"> </text:span><text:span text:style-name="T8">«</text:span><text:span text:style-name="T9"> </text:span><text:span text:style-name="T8">et</text:span><text:span text:style-name="T9"> </text:span><text:span text:style-name="T8">»</text:span><text:span text:style-name="T9"> </text:span><text:span text:style-name="T8">indique</text:span><text:span text:style-name="T9"> </text:span><text:span text:style-name="T8">ici</text:span><text:span text:style-name="T9"> </text:span><text:span text:style-name="T8">un</text:span><text:span text:style-name="T9"> </text:span><text:span text:style-name="T8">lien</text:span><text:span text:style-name="T9"> </text:span><text:span text:style-name="T8">de</text:span><text:span text:style-name="T9"> </text:span><text:span text:style-name="T8">cause</text:span><text:span text:style-name="T9"> </text:span><text:span text:style-name="T8">à</text:span><text:span text:style-name="T9"> </text:span><text:span text:style-name="T8">effet,</text:span><text:span text:style-name="T9"> </text:span><text:span text:style-name="T8">de</text:span><text:span text:style-name="T9"> </text:span><text:span text:style-name="T8">conséquence.</text:span></text:p>
      <text:p text:style-name="P5"><text:span text:style-name="T37">5.</text:span><text:span text:style-name="T9"> </text:span><text:span text:style-name="T8">Dans</text:span><text:span text:style-name="T9"> </text:span><text:span text:style-name="T8">l'ensemble</text:span><text:span text:style-name="T9"> </text:span><text:span text:style-name="T8">du</text:span><text:span text:style-name="T9"> </text:span><text:span text:style-name="T8">texte,</text:span><text:span text:style-name="T9"> </text:span><text:span text:style-name="T8">relevez</text:span><text:span text:style-name="T9"> </text:span><text:span text:style-name="T8">les</text:span><text:span text:style-name="T9"> </text:span><text:span text:style-name="T8">noms</text:span><text:span text:style-name="T9"> </text:span><text:span text:style-name="T8">et</text:span><text:span text:style-name="T9"> </text:span><text:span text:style-name="T8">groupes</text:span><text:span text:style-name="T9"> </text:span><text:span text:style-name="T8">nominaux</text:span><text:span text:style-name="T9"> </text:span><text:span text:style-name="T8">utilisés</text:span><text:span text:style-name="T9"> </text:span><text:span text:style-name="T8">pour</text:span><text:span text:style-name="T9"> </text:span><text:span text:style-name="T8">désigner</text:span><text:span text:style-name="T9"> </text:span><text:span text:style-name="T8">le</text:span><text:span text:style-name="T9"> </text:span><text:span text:style-name="T8">«</text:span><text:span text:style-name="T9"> </text:span><text:span text:style-name="T8">voyageur</text:span><text:span text:style-name="T9"> </text:span><text:span text:style-name="T8">»<text:line-break/><text:line-break/></text:span><text:span text:style-name="T37">a)</text:span><text:span text:style-name="T9"> </text:span><text:span text:style-name="T8">par</text:span><text:span text:style-name="T9"> </text:span><text:span text:style-name="T8">le</text:span><text:span text:style-name="T9"> </text:span><text:span text:style-name="T8">narrateur</text:span><text:span text:style-name="T9"> </text:span><text:span text:style-name="T8">(0.5</text:span><text:span text:style-name="T9"> </text:span><text:span text:style-name="T8">point)<text:line-break/><text:line-break/>Le</text:span><text:span text:style-name="T9"> </text:span><text:span text:style-name="T8">voyageur</text:span><text:span text:style-name="T9"> </text:span><text:span text:style-name="T8">est</text:span><text:span text:style-name="T9"> </text:span><text:span text:style-name="T8">désigné</text:span><text:span text:style-name="T9"> </text:span><text:span text:style-name="T8">par</text:span><text:span text:style-name="T9"> </text:span><text:span text:style-name="T8">le</text:span><text:span text:style-name="T9"> </text:span><text:span text:style-name="T8">narrateur</text:span><text:span text:style-name="T9"> </text:span><text:span text:style-name="T8">par</text:span><text:span text:style-name="T9"> </text:span><text:span text:style-name="T8">les</text:span><text:span text:style-name="T9"> </text:span><text:span text:style-name="T8">noms</text:span><text:span text:style-name="T9"> </text:span><text:span text:style-name="T8">et</text:span><text:span text:style-name="T9"> </text:span><text:span text:style-name="T8">les</text:span><text:span text:style-name="T9"> </text:span><text:span text:style-name="T8">groupes</text:span><text:span text:style-name="T9"> </text:span><text:span text:style-name="T8">nominaux</text:span><text:span text:style-name="T9"> </text:span><text:span text:style-name="T8">suivants</text:span><text:span text:style-name="T9"> </text:span><text:span text:style-name="T8">:</text:span><text:span text:style-name="T9"> </text:span><text:span text:style-name="T8">«</text:span><text:span text:style-name="T9"> </text:span><text:span text:style-name="T8">le</text:span><text:span text:style-name="T9"> </text:span><text:span text:style-name="T8">nouveau</text:span><text:span text:style-name="T9"> </text:span><text:span text:style-name="T8">venu</text:span><text:span text:style-name="T9"> </text:span><text:span text:style-name="T8">»,</text:span><text:span text:style-name="T9"> </text:span><text:span text:style-name="T8">«</text:span><text:span text:style-name="T9"> </text:span><text:span text:style-name="T8">le</text:span><text:span text:style-name="T9"> </text:span><text:span text:style-name="T8">voyageur</text:span><text:span text:style-name="T9"> </text:span><text:span text:style-name="T8">»,</text:span><text:span text:style-name="T9"> </text:span><text:span text:style-name="T8">«</text:span><text:span text:style-name="T9"> </text:span><text:span text:style-name="T8">l'homme</text:span><text:span text:style-name="T9"> </text:span><text:span text:style-name="T8">»,</text:span><text:span text:style-name="T9"> </text:span><text:span text:style-name="T8">«</text:span><text:span text:style-name="T9"> </text:span><text:span text:style-name="T8">l'étranger</text:span><text:span text:style-name="T9"> </text:span><text:span text:style-name="T8">».</text:span></text:p>
      <text:p text:style-name="P5"><text:soft-page-break/><text:span text:style-name="T37">b)</text:span><text:span text:style-name="T9"> </text:span><text:span text:style-name="T8">par</text:span><text:span text:style-name="T9"> </text:span><text:span text:style-name="T8">l'aubergiste</text:span><text:span text:style-name="T9"> </text:span><text:span text:style-name="T8">(0.5</text:span><text:span text:style-name="T9"> </text:span><text:span text:style-name="T8">point)<text:line-break/><text:line-break/>Le</text:span><text:span text:style-name="T9"> </text:span><text:span text:style-name="T8">voyageur</text:span><text:span text:style-name="T9"> </text:span><text:span text:style-name="T8">est</text:span><text:span text:style-name="T9"> </text:span><text:span text:style-name="T8">désigné</text:span><text:span text:style-name="T9"> </text:span><text:span text:style-name="T8">par</text:span><text:span text:style-name="T9"> </text:span><text:span text:style-name="T8">l'aubergiste</text:span><text:span text:style-name="T9"> </text:span><text:span text:style-name="T8">par</text:span><text:span text:style-name="T9"> </text:span><text:span text:style-name="T8">les</text:span><text:span text:style-name="T9"> </text:span><text:span text:style-name="T8">noms</text:span><text:span text:style-name="T9"> </text:span><text:span text:style-name="T8">suivants</text:span><text:span text:style-name="T9"> </text:span><text:span text:style-name="T8">:</text:span><text:span text:style-name="T9"> </text:span><text:span text:style-name="T8">«</text:span><text:span text:style-name="T9"> </text:span><text:span text:style-name="T8">Monsieur</text:span><text:span text:style-name="T9"> </text:span><text:span text:style-name="T8">»,</text:span><text:span text:style-name="T9"> </text:span><text:span text:style-name="T8">«</text:span><text:span text:style-name="T9"> </text:span><text:span text:style-name="T8">Jean</text:span><text:span text:style-name="T9"> </text:span><text:span text:style-name="T8">Valjean</text:span><text:span text:style-name="T9"> </text:span><text:span text:style-name="T8">».</text:span></text:p>
      <text:p text:style-name="P5"><text:span text:style-name="T37">c)</text:span><text:span text:style-name="T9"> </text:span><text:span text:style-name="T8">En</text:span><text:span text:style-name="T9"> </text:span><text:span text:style-name="T8">quoi</text:span><text:span text:style-name="T9"> </text:span><text:span text:style-name="T8">la</text:span><text:span text:style-name="T9"> </text:span><text:span text:style-name="T8">dernière</text:span><text:span text:style-name="T9"> </text:span><text:span text:style-name="T8">désignation</text:span><text:span text:style-name="T9"> </text:span><text:span text:style-name="T8">est-elle</text:span><text:span text:style-name="T9"> </text:span><text:span text:style-name="T8">essentielle</text:span><text:span text:style-name="T9"> </text:span><text:span text:style-name="T8">pour</text:span><text:span text:style-name="T9"> </text:span><text:span text:style-name="T8">le</text:span><text:span text:style-name="T9"> </text:span><text:span text:style-name="T8">«</text:span><text:span text:style-name="T9"> </text:span><text:span text:style-name="T8">voyageur</text:span><text:span text:style-name="T9"> </text:span><text:span text:style-name="T8">»</text:span><text:span text:style-name="T9"> </text:span><text:span text:style-name="T8">?</text:span><text:span text:style-name="T9"> </text:span><text:span text:style-name="T8">(1</text:span><text:span text:style-name="T9"> </text:span><text:span text:style-name="T8">point)<text:line-break/><text:line-break/>La</text:span><text:span text:style-name="T9"> </text:span><text:span text:style-name="T8">dernière</text:span><text:span text:style-name="T9"> </text:span><text:span text:style-name="T8">désignation</text:span><text:span text:style-name="T9"> </text:span><text:span text:style-name="T8">est</text:span><text:span text:style-name="T9"> </text:span><text:span text:style-name="T8">essentielle</text:span><text:span text:style-name="T9"> </text:span><text:span text:style-name="T8">car</text:span><text:span text:style-name="T9"> </text:span><text:span text:style-name="T8">elle</text:span><text:span text:style-name="T9"> </text:span><text:span text:style-name="T8">révèle</text:span><text:span text:style-name="T9"> </text:span><text:span text:style-name="T8">son</text:span><text:span text:style-name="T9"> </text:span><text:span text:style-name="T8">identité</text:span><text:span text:style-name="T9"> </text:span><text:span text:style-name="T8">et</text:span><text:span text:style-name="T9"> </text:span><text:span text:style-name="T8">son</text:span><text:span text:style-name="T9"> </text:span><text:span text:style-name="T8">passé</text:span><text:span text:style-name="T9"> </text:span><text:span text:style-name="T8">de</text:span><text:span text:style-name="T9"> </text:span><text:span text:style-name="T8">bagnard.</text:span></text:p>
      <text:p text:style-name="P5"><text:span text:style-name="T12">III/</text:span><text:span text:style-name="T13"> </text:span><text:span text:style-name="T12">Le</text:span><text:span text:style-name="T13"> </text:span><text:span text:style-name="T12">face</text:span><text:span text:style-name="T13"> </text:span><text:span text:style-name="T12">à</text:span><text:span text:style-name="T13"> </text:span><text:span text:style-name="T12">face</text:span><text:span text:style-name="T9"> </text:span><text:span text:style-name="T8">(5</text:span><text:span text:style-name="T9"> </text:span><text:span text:style-name="T8">points)</text:span></text:p>
      <text:p text:style-name="P5"><text:span text:style-name="T37">1.</text:span><text:span text:style-name="T9"> </text:span><text:span text:style-name="T8">Quel</text:span><text:span text:style-name="T9"> </text:span><text:span text:style-name="T8">est</text:span><text:span text:style-name="T9"> </text:span><text:span text:style-name="T8">l'enjeu</text:span><text:span text:style-name="T9"> </text:span><text:span text:style-name="T8">du</text:span><text:span text:style-name="T9"> </text:span><text:span text:style-name="T8">débat</text:span><text:span text:style-name="T9"> </text:span><text:span text:style-name="T8">pour</text:span><text:span text:style-name="T9"> </text:span><text:span text:style-name="T8">chaque</text:span><text:span text:style-name="T9"> </text:span><text:span text:style-name="T8">personnage</text:span><text:span text:style-name="T9"> </text:span><text:span text:style-name="T8">?</text:span><text:span text:style-name="T9"> </text:span><text:span text:style-name="T8">(1</text:span><text:span text:style-name="T9"> </text:span><text:span text:style-name="T8">point)<text:line-break/><text:line-break/>Pour</text:span><text:span text:style-name="T9"> </text:span><text:span text:style-name="T8">Jean</text:span><text:span text:style-name="T9"> </text:span><text:span text:style-name="T8">Valjean,</text:span><text:span text:style-name="T9"> </text:span><text:span text:style-name="T8">l'enjeu</text:span><text:span text:style-name="T9"> </text:span><text:span text:style-name="T8">est</text:span><text:span text:style-name="T9"> </text:span><text:span text:style-name="T8">d'obtenir</text:span><text:span text:style-name="T9"> </text:span><text:span text:style-name="T8">un</text:span><text:span text:style-name="T9"> </text:span><text:span text:style-name="T8">toit</text:span><text:span text:style-name="T9"> </text:span><text:span text:style-name="T8">pour</text:span><text:span text:style-name="T9"> </text:span><text:span text:style-name="T8">la</text:span><text:span text:style-name="T9"> </text:span><text:span text:style-name="T8">nuit</text:span><text:span text:style-name="T9"> </text:span><text:span text:style-name="T8">et</text:span><text:span text:style-name="T9"> </text:span><text:span text:style-name="T8">de</text:span><text:span text:style-name="T9"> </text:span><text:span text:style-name="T8">quoi</text:span><text:span text:style-name="T9"> </text:span><text:span text:style-name="T8">manger</text:span><text:span text:style-name="T9"> </text:span><text:span text:style-name="T8">pour</text:span><text:span text:style-name="T9"> </text:span><text:span text:style-name="T8">le</text:span><text:span text:style-name="T9"> </text:span><text:span text:style-name="T8">dîner.</text:span><text:span text:style-name="T9"> </text:span><text:span text:style-name="T8">Pour</text:span><text:span text:style-name="T9"> </text:span><text:span text:style-name="T8">l'aubergiste,</text:span><text:span text:style-name="T9"> </text:span><text:span text:style-name="T8">l'enjeu</text:span><text:span text:style-name="T9"> </text:span><text:span text:style-name="T8">est</text:span><text:span text:style-name="T9"> </text:span><text:span text:style-name="T8">de</text:span><text:span text:style-name="T9"> </text:span><text:span text:style-name="T8">se</text:span><text:span text:style-name="T9"> </text:span><text:span text:style-name="T8">débarrasser</text:span><text:span text:style-name="T9"> </text:span><text:span text:style-name="T8">de</text:span><text:span text:style-name="T9"> </text:span><text:span text:style-name="T8">l'ancien</text:span><text:span text:style-name="T9"> </text:span><text:span text:style-name="T8">bagnard,</text:span><text:span text:style-name="T9"> </text:span><text:span text:style-name="T8">de</text:span><text:span text:style-name="T9"> </text:span><text:span text:style-name="T8">ne</text:span><text:span text:style-name="T9"> </text:span><text:span text:style-name="T8">pas</text:span><text:span text:style-name="T9"> </text:span><text:span text:style-name="T8">lui</text:span><text:span text:style-name="T9"> </text:span><text:span text:style-name="T8">louer</text:span><text:span text:style-name="T9"> </text:span><text:span text:style-name="T8">de</text:span><text:span text:style-name="T9"> </text:span><text:span text:style-name="T8">chambre</text:span><text:span text:style-name="T9"> </text:span><text:span text:style-name="T8">ni</text:span><text:span text:style-name="T9"> </text:span><text:span text:style-name="T8">de</text:span><text:span text:style-name="T9"> </text:span><text:span text:style-name="T8">le</text:span><text:span text:style-name="T9"> </text:span><text:span text:style-name="T8">servir</text:span><text:span text:style-name="T9"> </text:span><text:span text:style-name="T8">à</text:span><text:span text:style-name="T9"> </text:span><text:span text:style-name="T8">dîner.</text:span></text:p>
      <text:p text:style-name="P5"><text:span text:style-name="T37">2.</text:span><text:span text:style-name="T9"> </text:span><text:span text:style-name="T8">Dans</text:span><text:span text:style-name="T9"> </text:span><text:span text:style-name="T8">les</text:span><text:span text:style-name="T9"> </text:span><text:span text:style-name="T8">lignes</text:span><text:span text:style-name="T9"> </text:span><text:span text:style-name="T8">32</text:span><text:span text:style-name="T9"> </text:span><text:span text:style-name="T8">à</text:span><text:span text:style-name="T9"> </text:span><text:span text:style-name="T8">40</text:span><text:span text:style-name="T9"> </text:span><text:span text:style-name="T8">:<text:line-break/><text:line-break/></text:span><text:span text:style-name="T37">a)</text:span><text:span text:style-name="T9"> </text:span><text:span text:style-name="T8">Jean</text:span><text:span text:style-name="T9"> </text:span><text:span text:style-name="T8">Valjean</text:span><text:span text:style-name="T9"> </text:span><text:span text:style-name="T8">se</text:span><text:span text:style-name="T9"> </text:span><text:span text:style-name="T8">laisse-t-il</text:span><text:span text:style-name="T9"> </text:span><text:span text:style-name="T8">faire</text:span><text:span text:style-name="T9"> </text:span><text:span text:style-name="T8">par</text:span><text:span text:style-name="T9"> </text:span><text:span text:style-name="T8">l'aubergiste</text:span><text:span text:style-name="T9"> </text:span><text:span text:style-name="T8">?</text:span><text:span text:style-name="T9"> </text:span><text:span text:style-name="T8">(0.5</text:span><text:span text:style-name="T9"> </text:span><text:span text:style-name="T8">point)<text:line-break/><text:line-break/></text:span><text:span text:style-name="T37">b)</text:span><text:span text:style-name="T9"> </text:span><text:span text:style-name="T8">Justifiez</text:span><text:span text:style-name="T9"> </text:span><text:span text:style-name="T8">votre</text:span><text:span text:style-name="T9"> </text:span><text:span text:style-name="T8">réponse</text:span><text:span text:style-name="T9"> </text:span><text:span text:style-name="T8">en</text:span><text:span text:style-name="T9"> </text:span><text:span text:style-name="T8">vous</text:span><text:span text:style-name="T9"> </text:span><text:span text:style-name="T8">appuyant</text:span><text:span text:style-name="T9"> </text:span><text:span text:style-name="T8">sur</text:span><text:span text:style-name="T9"> </text:span><text:span text:style-name="T8">le</text:span><text:span text:style-name="T9"> </text:span><text:span text:style-name="T8">type</text:span><text:span text:style-name="T9"> </text:span><text:span text:style-name="T8">de</text:span><text:span text:style-name="T9"> </text:span><text:span text:style-name="T8">phrase</text:span><text:span text:style-name="T9"> </text:span><text:span text:style-name="T8">qu'il</text:span><text:span text:style-name="T9"> </text:span><text:span text:style-name="T8">emploie</text:span><text:span text:style-name="T9"> </text:span><text:span text:style-name="T8">le</text:span><text:span text:style-name="T9"> </text:span><text:span text:style-name="T8">plus</text:span><text:span text:style-name="T9"> </text:span><text:span text:style-name="T8">souvent.</text:span><text:span text:style-name="T9"> </text:span><text:span text:style-name="T8">(1</text:span><text:span text:style-name="T9"> </text:span><text:span text:style-name="T8">point)<text:line-break/><text:line-break/>Jean</text:span><text:span text:style-name="T9"> </text:span><text:span text:style-name="T8">Valjean</text:span><text:span text:style-name="T9"> </text:span><text:span text:style-name="T8">ne</text:span><text:span text:style-name="T9"> </text:span><text:span text:style-name="T8">se</text:span><text:span text:style-name="T9"> </text:span><text:span text:style-name="T8">laisse</text:span><text:span text:style-name="T9"> </text:span><text:span text:style-name="T8">pas</text:span><text:span text:style-name="T9"> </text:span><text:span text:style-name="T8">faire</text:span><text:span text:style-name="T9"> </text:span><text:span text:style-name="T8">par</text:span><text:span text:style-name="T9"> </text:span><text:span text:style-name="T8">l'aubergiste,</text:span><text:span text:style-name="T9"> </text:span><text:span text:style-name="T8">il</text:span><text:span text:style-name="T9"> </text:span><text:span text:style-name="T8">essaie</text:span><text:span text:style-name="T9"> </text:span><text:span text:style-name="T8">de</text:span><text:span text:style-name="T9"> </text:span><text:span text:style-name="T8">comprendre</text:span><text:span text:style-name="T9"> </text:span><text:span text:style-name="T8">le</text:span><text:span text:style-name="T9"> </text:span><text:span text:style-name="T8">problème</text:span><text:span text:style-name="T9"> </text:span><text:span text:style-name="T8">et</text:span><text:span text:style-name="T9"> </text:span><text:span text:style-name="T8">lui</text:span><text:span text:style-name="T9"> </text:span><text:span text:style-name="T8">pose</text:span><text:span text:style-name="T9"> </text:span><text:span text:style-name="T8">des</text:span><text:span text:style-name="T9"> </text:span><text:span text:style-name="T8">questions.</text:span><text:span text:style-name="T9"> </text:span><text:span text:style-name="T8">En</text:span><text:span text:style-name="T9"> </text:span><text:span text:style-name="T8">effet,</text:span><text:span text:style-name="T9"> </text:span><text:span text:style-name="T8">il</text:span><text:span text:style-name="T9"> </text:span><text:span text:style-name="T8">emploie</text:span><text:span text:style-name="T9"> </text:span><text:span text:style-name="T8">souvent</text:span><text:span text:style-name="T9"> </text:span><text:span text:style-name="T8">des</text:span><text:span text:style-name="T9"> </text:span><text:span text:style-name="T8">phrases</text:span><text:span text:style-name="T9"> </text:span><text:span text:style-name="T8">de</text:span><text:span text:style-name="T9"> </text:span><text:span text:style-name="T8">type</text:span><text:span text:style-name="T9"> </text:span><text:span text:style-name="T8">interrogative</text:span><text:span text:style-name="T9"> </text:span><text:span text:style-name="T8">«</text:span><text:span text:style-name="T9"> </text:span><text:span text:style-name="T8">Avez-vous</text:span><text:span text:style-name="T9"> </text:span><text:span text:style-name="T8">peur</text:span><text:span text:style-name="T9"> </text:span><text:span text:style-name="T8">que</text:span><text:span text:style-name="T9"> </text:span><text:span text:style-name="T8">je</text:span><text:span text:style-name="T9"> </text:span><text:span text:style-name="T8">paye</text:span><text:span text:style-name="T9"> </text:span><text:span text:style-name="T8">pas</text:span><text:span text:style-name="T9"> </text:span><text:span text:style-name="T8">?</text:span><text:span text:style-name="T9"> </text:span><text:span text:style-name="T8">Voulez-vous</text:span><text:span text:style-name="T9"> </text:span><text:span text:style-name="T8">que</text:span><text:span text:style-name="T9"> </text:span><text:span text:style-name="T8">je</text:span><text:span text:style-name="T9"> </text:span><text:span text:style-name="T8">paye</text:span><text:span text:style-name="T9"> </text:span><text:span text:style-name="T8">d'avance</text:span><text:span text:style-name="T9"> </text:span><text:span text:style-name="T8">?</text:span><text:span text:style-name="T9"> </text:span><text:span text:style-name="T8">»,</text:span><text:span text:style-name="T9"> </text:span><text:span text:style-name="T8">puis</text:span><text:span text:style-name="T9"> </text:span><text:span text:style-name="T8">«</text:span><text:span text:style-name="T9"> </text:span><text:span text:style-name="T8">Et</text:span><text:span text:style-name="T9"> </text:span><text:span text:style-name="T8">tout</text:span><text:span text:style-name="T9"> </text:span><text:span text:style-name="T8">cela</text:span><text:span text:style-name="T9"> </text:span><text:span text:style-name="T8">?</text:span><text:span text:style-name="T9"> </text:span><text:span text:style-name="T8">»,</text:span><text:span text:style-name="T9"> </text:span><text:span text:style-name="T8">«</text:span><text:span text:style-name="T9"> </text:span><text:span text:style-name="T8">par</text:span><text:span text:style-name="T9"> </text:span><text:span text:style-name="T8">qui</text:span><text:span text:style-name="T9"> </text:span><text:span text:style-name="T8">?</text:span><text:span text:style-name="T9"> </text:span><text:span text:style-name="T8">»,</text:span><text:span text:style-name="T9"> </text:span><text:span text:style-name="T8">«</text:span><text:span text:style-name="T9"> </text:span><text:span text:style-name="T8">combien</text:span><text:span text:style-name="T9"> </text:span><text:span text:style-name="T8">sont-ils</text:span><text:span text:style-name="T9"> </text:span><text:span text:style-name="T8">?</text:span><text:span text:style-name="T9"> </text:span><text:span text:style-name="T8">».</text:span><text:span text:style-name="T9"> </text:span></text:p>
      <text:p text:style-name="P5"><text:span text:style-name="T37">3.</text:span><text:span text:style-name="T9"> </text:span><text:span text:style-name="T8">Donnez</text:span><text:span text:style-name="T9"> </text:span><text:span text:style-name="T8">l'infinitif,</text:span><text:span text:style-name="T9"> </text:span><text:span text:style-name="T8">le</text:span><text:span text:style-name="T9"> </text:span><text:span text:style-name="T8">mode</text:span><text:span text:style-name="T9"> </text:span><text:span text:style-name="T8">et</text:span><text:span text:style-name="T9"> </text:span><text:span text:style-name="T8">le</text:span><text:span text:style-name="T9"> </text:span><text:span text:style-name="T8">temps</text:span><text:span text:style-name="T9"> </text:span><text:span text:style-name="T8">de</text:span><text:span text:style-name="T9"> </text:span><text:span text:style-name="T8">«</text:span><text:span text:style-name="T9"> </text:span><text:span text:style-name="T8">Allez-vous-en</text:span><text:span text:style-name="T9"> </text:span><text:span text:style-name="T8">».En</text:span><text:span text:style-name="T9"> </text:span><text:span text:style-name="T8">quoi</text:span><text:span text:style-name="T9"> </text:span><text:span text:style-name="T8">cette</text:span><text:span text:style-name="T9"> </text:span><text:span text:style-name="T8">phrase</text:span><text:span text:style-name="T9"> </text:span><text:span text:style-name="T8">est-elle</text:span><text:span text:style-name="T9"> </text:span><text:span text:style-name="T8">importante</text:span><text:span text:style-name="T9"> </text:span><text:span text:style-name="T8">?</text:span><text:span text:style-name="T9"> </text:span><text:span text:style-name="T8">(1,5</text:span><text:span text:style-name="T9"> </text:span><text:span text:style-name="T8">point)<text:line-break/><text:line-break/>Il</text:span><text:span text:style-name="T9"> </text:span><text:span text:style-name="T8">s'agit</text:span><text:span text:style-name="T9"> </text:span><text:span text:style-name="T8">du</text:span><text:span text:style-name="T9"> </text:span><text:span text:style-name="T8">verbe</text:span><text:span text:style-name="T9"> </text:span><text:span text:style-name="T8">«</text:span><text:span text:style-name="T9"> </text:span><text:span text:style-name="T8">s'en</text:span><text:span text:style-name="T9"> </text:span><text:span text:style-name="T8">aller</text:span><text:span text:style-name="T9"> </text:span><text:span text:style-name="T8">»</text:span><text:span text:style-name="T9"> </text:span><text:span text:style-name="T8">à</text:span><text:span text:style-name="T9"> </text:span><text:span text:style-name="T8">l'infinitif,</text:span><text:span text:style-name="T9"> </text:span><text:span text:style-name="T8">conjugué</text:span><text:span text:style-name="T9"> </text:span><text:span text:style-name="T8">ici</text:span><text:span text:style-name="T9"> </text:span><text:span text:style-name="T8">à</text:span><text:span text:style-name="T9"> </text:span><text:span text:style-name="T8">l'impératif</text:span><text:span text:style-name="T9"> </text:span><text:span text:style-name="T8">présent.</text:span><text:span text:style-name="T9"> </text:span><text:span text:style-name="T8">Cette</text:span><text:span text:style-name="T9"> </text:span><text:span text:style-name="T8">phrase</text:span><text:span text:style-name="T9"> </text:span><text:span text:style-name="T8">est</text:span><text:span text:style-name="T9"> </text:span><text:span text:style-name="T8">importante</text:span><text:span text:style-name="T9"> </text:span><text:span text:style-name="T8">car</text:span><text:span text:style-name="T9"> </text:span><text:span text:style-name="T8">elle</text:span><text:span text:style-name="T9"> </text:span><text:span text:style-name="T8">montre</text:span><text:span text:style-name="T9"> </text:span><text:span text:style-name="T8">le</text:span><text:span text:style-name="T9"> </text:span><text:span text:style-name="T8">rejet</text:span><text:span text:style-name="T9"> </text:span><text:span text:style-name="T8">de</text:span><text:span text:style-name="T9"> </text:span><text:span text:style-name="T8">l'aubergiste,</text:span><text:span text:style-name="T9"> </text:span><text:span text:style-name="T8">ferme</text:span><text:span text:style-name="T9"> </text:span><text:span text:style-name="T8">et</text:span><text:span text:style-name="T9"> </text:span><text:span text:style-name="T8">définiti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paragraph-properties fo:margin-top="0.494cm" fo:margin-bottom="0.494cm"/>
    </style:style>
    <style:style style:name="corpetit" style:family="paragraph" style:parent-style-name="Standard">
      <style:paragraph-properties fo:margin-top="0.494cm" fo:margin-bottom="0.494cm"/>
    </style:style>
    <style:style style:name="cortitre3" style:family="paragraph" style:parent-style-name="Standard">
      <style:paragraph-properties fo:margin-top="0.494cm" fo:margin-bottom="0.494cm"/>
    </style:style>
    <style:style style:name="cornormal"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Police_20_par_20_défaut" style:display-name="Police par défaut" style:family="text"/>
    <style:style style:name="Emphasis" style:family="text" style:parent-style-name="Police_20_par_20_défaut">
      <style:text-properties fo:font-style="normal" fo:font-weight="normal" style:font-style-asian="normal" style:font-weight-asian="normal" style:font-style-complex="normal" style:font-weight-complex="normal"/>
    </style:style>
    <style:style style:name="cornormalc" style:family="text" style:parent-style-name="Police_20_par_20_défaut"/>
    <style:style style:name="Line_20_numbering" style:display-name="Line numbering"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damné au bagne pour avoir volé un pain, Jean Valjean a purgé sa peine et vient d'être</dc:title>
    <meta:initial-creator>KALSONM</meta:initial-creator>
    <meta:creation-date>2012-03-22T16:36:00</meta:creation-date>
    <dc:date>2013-02-13T10:35:03.92</dc:date>
    <meta:print-date>2012-03-22T16:25:00</meta:print-date>
    <meta:editing-cycles>4</meta:editing-cycles>
    <meta:editing-duration>P2171DT10H11M5S</meta:editing-duration>
    <meta:generator>LibreOffice/3.4$Win32 LibreOffice_project/340m1$Build-502</meta:generator>
    <meta:document-statistic meta:table-count="0" meta:image-count="0" meta:object-count="0" meta:page-count="7" meta:paragraph-count="97" meta:word-count="1957" meta:character-count="12891" meta:non-whitespace-character-count="10923"/>
    <meta:user-defined meta:name="Info 1"/>
    <meta:user-defined meta:name="Info 2"/>
    <meta:user-defined meta:name="Info 3"/>
    <meta:user-defined meta:name="Info 4"/>
  </office:meta>
</office:document-meta>
</file>